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Courier New" svg:font-family="'Courier New'" style:font-family-generic="modern" style:font-pitch="fixed"/>
    <style:font-face style:name="細明體" svg:font-family="細明體"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新細明體" svg:font-family="新細明體" style:font-family-generic="system" style:font-pitch="variable"/>
  </office:font-face-decls>
  <office:automatic-styles>
    <style:style style:name="表格1" style:family="table">
      <style:table-properties style:width="17cm" style:rel-width="100%" table:align="left"/>
    </style:style>
    <style:style style:name="表格1.A" style:family="table-column">
      <style:table-column-properties style:column-width="4.683cm" style:rel-column-width="18051*"/>
    </style:style>
    <style:style style:name="表格1.B" style:family="table-column">
      <style:table-column-properties style:column-width="6.015cm" style:rel-column-width="23187*"/>
    </style:style>
    <style:style style:name="表格1.C" style:family="table-column">
      <style:table-column-properties style:column-width="6.302cm" style:rel-column-width="24295*"/>
    </style:style>
    <style:style style:name="表格1.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表格1.C1" style:family="table-cell">
      <style:table-cell-properties style:border-line-width="0.002cm 0.088cm 0.002cm" fo:padding="0.049cm" fo:border="0.092cm double #808080"/>
    </style:style>
    <style:style style:name="表格2" style:family="table">
      <style:table-properties style:width="17cm" style:rel-width="100%" table:align="left"/>
    </style:style>
    <style:style style:name="表格2.A" style:family="table-column">
      <style:table-column-properties style:column-width="6.512cm" style:rel-column-width="25101*"/>
    </style:style>
    <style:style style:name="表格2.B" style:family="table-column">
      <style:table-column-properties style:column-width="3.918cm" style:rel-column-width="15100*"/>
    </style:style>
    <style:style style:name="表格2.C" style:family="table-column">
      <style:table-column-properties style:column-width="3.417cm" style:rel-column-width="13168*"/>
    </style:style>
    <style:style style:name="表格2.D" style:family="table-column">
      <style:table-column-properties style:column-width="3.156cm" style:rel-column-width="12164*"/>
    </style:style>
    <style:style style:name="表格2.A1" style:family="table-cell">
      <style:table-cell-properties style:border-line-width="0.002cm 0.088cm 0.002cm" fo:padding="0.049cm" fo:border="0.092cm double #808080"/>
    </style:style>
    <style:style style:name="表格2.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表格2.D2" style:family="table-cell">
      <style:table-cell-properties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表格3" style:family="table">
      <style:table-properties style:width="17cm" style:rel-width="100%" table:align="left"/>
    </style:style>
    <style:style style:name="表格3.A" style:family="table-column">
      <style:table-column-properties style:column-width="2.399cm" style:rel-column-width="9248*"/>
    </style:style>
    <style:style style:name="表格3.B" style:family="table-column">
      <style:table-column-properties style:column-width="14.601cm" style:rel-column-width="56286*"/>
    </style:style>
    <style:style style:name="表格3.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表格3.B1" style:family="table-cell">
      <style:table-cell-properties style:border-line-width="0.002cm 0.088cm 0.002cm" fo:padding="0.049cm" fo:border="0.092cm double #808080"/>
    </style:style>
    <style:style style:name="表格3.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表格3.B2" style:family="table-cell">
      <style:table-cell-properties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表格4" style:family="table">
      <style:table-properties style:width="17cm" style:rel-width="100%" table:align="left"/>
    </style:style>
    <style:style style:name="表格4.A" style:family="table-column">
      <style:table-column-properties style:column-width="5.191cm" style:rel-column-width="20009*"/>
    </style:style>
    <style:style style:name="表格4.B" style:family="table-column">
      <style:table-column-properties style:column-width="11.809cm" style:rel-column-width="45525*"/>
    </style:style>
    <style:style style:name="表格4.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表格4.B1" style:family="table-cell">
      <style:table-cell-properties style:border-line-width="0.002cm 0.088cm 0.002cm" fo:padding="0.049cm" fo:border="0.092cm double #808080"/>
    </style:style>
    <style:style style:name="表格4.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表格4.B2" style:family="table-cell">
      <style:table-cell-properties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表格5" style:family="table">
      <style:table-properties style:width="17cm" style:rel-width="100%" table:align="left"/>
    </style:style>
    <style:style style:name="表格5.A" style:family="table-column">
      <style:table-column-properties style:column-width="4.232cm" style:rel-column-width="16309*"/>
    </style:style>
    <style:style style:name="表格5.B" style:family="table-column">
      <style:table-column-properties style:column-width="1.499cm" style:rel-column-width="5782*"/>
    </style:style>
    <style:style style:name="表格5.C" style:family="table-column">
      <style:table-column-properties style:column-width="11.269cm" style:rel-column-width="43443*"/>
    </style:style>
    <style:style style:name="表格5.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表格5.C1" style:family="table-cell">
      <style:table-cell-properties style:border-line-width="0.002cm 0.088cm 0.002cm" fo:padding="0.049cm" fo:border="0.092cm double #808080"/>
    </style:style>
    <style:style style:name="表格5.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表格5.C2" style:family="table-cell">
      <style:table-cell-properties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表格6" style:family="table">
      <style:table-properties style:width="17cm" style:rel-width="100%" table:align="left"/>
    </style:style>
    <style:style style:name="表格6.A" style:family="table-column">
      <style:table-column-properties style:column-width="17cm" style:rel-column-width="65535*"/>
    </style:style>
    <style:style style:name="表格6.A1" style:family="table-cell">
      <style:table-cell-properties style:border-line-width="0.002cm 0.088cm 0.002cm" fo:padding="0.049cm" fo:border="0.092cm double #808080"/>
    </style:style>
    <style:style style:name="表格7" style:family="table">
      <style:table-properties style:width="17cm" style:rel-width="100%" table:align="left"/>
    </style:style>
    <style:style style:name="表格7.A" style:family="table-column">
      <style:table-column-properties style:column-width="17cm" style:rel-column-width="65535*"/>
    </style:style>
    <style:style style:name="表格7.A1" style:family="table-cell">
      <style:table-cell-properties style:border-line-width="0.002cm 0.088cm 0.002cm" fo:padding="0.049cm" fo:border="0.092cm double #808080"/>
    </style:style>
    <style:style style:name="表格8" style:family="table">
      <style:table-properties style:width="17cm" style:rel-width="100%" table:align="left"/>
    </style:style>
    <style:style style:name="表格8.A" style:family="table-column">
      <style:table-column-properties style:column-width="17cm" style:rel-column-width="65535*"/>
    </style:style>
    <style:style style:name="表格8.A1" style:family="table-cell">
      <style:table-cell-properties style:border-line-width="0.002cm 0.088cm 0.002cm" fo:padding="0.049cm" fo:border="0.092cm double #808080"/>
    </style:style>
    <style:style style:name="表格9" style:family="table">
      <style:table-properties style:width="17cm" style:rel-width="100%" table:align="left"/>
    </style:style>
    <style:style style:name="表格9.A" style:family="table-column">
      <style:table-column-properties style:column-width="17cm" style:rel-column-width="65535*"/>
    </style:style>
    <style:style style:name="表格9.A1" style:family="table-cell">
      <style:table-cell-properties style:border-line-width="0.002cm 0.088cm 0.002cm" fo:padding="0.049cm" fo:border="0.092cm double #808080"/>
    </style:style>
    <style:style style:name="P1" style:family="paragraph" style:parent-style-name="Standard">
      <style:paragraph-properties fo:margin-left="0cm" fo:margin-right="0cm" fo:widows="1" fo:text-indent="0cm" style:auto-text-indent="false"/>
    </style:style>
    <style:style style:name="P2" style:family="paragraph" style:parent-style-name="Text_20_body">
      <style:paragraph-properties fo:margin-left="0cm" fo:margin-right="0cm" fo:widows="1" fo:text-indent="0cm" style:auto-text-indent="false"/>
    </style:style>
    <style:style style:name="P3" style:family="paragraph" style:parent-style-name="Text_20_body">
      <style:paragraph-properties fo:margin-left="0cm" fo:margin-right="0cm" fo:widows="1" fo:text-indent="0cm" style:auto-text-indent="false"/>
      <style:text-properties fo:font-variant="normal" fo:text-transform="none" fo:color="#000000" fo:letter-spacing="normal"/>
    </style:style>
    <style:style style:name="P4" style:family="paragraph" style:parent-style-name="Preformatted_20_Text">
      <style:paragraph-properties fo:margin-left="0cm" fo:margin-right="0cm" fo:margin-top="0cm" fo:margin-bottom="0cm" fo:text-indent="0cm" style:auto-text-indent="false"/>
    </style:style>
    <style:style style:name="P5" style:family="paragraph" style:parent-style-name="Preformatted_20_Text">
      <style:paragraph-properties fo:margin-left="0cm" fo:margin-right="0cm" fo:margin-top="0cm" fo:margin-bottom="0cm" fo:text-indent="0cm" style:auto-text-indent="false"/>
      <style:text-properties fo:color="#000000"/>
    </style:style>
    <style:style style:name="P6" style:family="paragraph" style:parent-style-name="Heading_20_4">
      <style:paragraph-properties fo:margin-left="0cm" fo:margin-right="0cm" fo:widows="1" fo:text-indent="0cm" style:auto-text-indent="false"/>
      <style:text-properties fo:font-variant="normal" fo:text-transform="none" fo:color="#000000" fo:letter-spacing="normal" style:font-name-asian="Times New Roman1" style:font-size-asian="14pt" style:font-style-asian="normal"/>
    </style:style>
    <style:style style:name="P7" style:family="paragraph" style:parent-style-name="Heading_20_4">
      <style:paragraph-properties fo:margin-left="0cm" fo:margin-right="0cm" fo:widows="1" fo:text-indent="0cm" style:auto-text-indent="false"/>
      <style:text-properties fo:font-variant="normal" fo:text-transform="none" fo:color="#000000" fo:letter-spacing="normal"/>
    </style:style>
    <style:style style:name="P8" style:family="paragraph" style:parent-style-name="Heading_20_4">
      <style:paragraph-properties fo:margin-left="0cm" fo:margin-right="0cm" fo:widows="1" fo:text-indent="0cm" style:auto-text-indent="false"/>
      <style:text-properties fo:font-variant="normal" fo:text-transform="none" fo:color="#000000" style:font-name="Times New Roman1" fo:font-size="14pt" fo:letter-spacing="normal" fo:font-style="normal"/>
    </style:style>
    <style:style style:name="P9" style:family="paragraph" style:parent-style-name="Heading_20_3">
      <style:paragraph-properties fo:margin-left="0cm" fo:margin-right="0cm" fo:widows="1" fo:text-indent="0cm" style:auto-text-indent="false"/>
      <style:text-properties fo:font-variant="normal" fo:text-transform="none" fo:color="#000000" style:font-name="Times New Roman1" fo:letter-spacing="normal" fo:font-style="normal"/>
    </style:style>
    <style:style style:name="P10" style:family="paragraph" style:parent-style-name="Heading_20_3">
      <style:paragraph-properties fo:margin-left="0cm" fo:margin-right="0cm" fo:widows="1" fo:text-indent="0cm" style:auto-text-indent="false"/>
      <style:text-properties fo:font-variant="normal" fo:text-transform="none" fo:color="#000000" fo:letter-spacing="normal"/>
    </style:style>
    <style:style style:name="P11" style:family="paragraph" style:parent-style-name="Heading_20_3">
      <style:paragraph-properties fo:margin-left="0cm" fo:margin-right="0cm" fo:text-align="center" style:justify-single-word="false" fo:widows="1" fo:text-indent="0cm" style:auto-text-indent="false"/>
      <style:text-properties fo:font-variant="normal" fo:text-transform="none" fo:color="#000000" fo:letter-spacing="normal"/>
    </style:style>
    <style:style style:name="P12" style:family="paragraph" style:parent-style-name="Heading_20_3">
      <style:paragraph-properties fo:margin-left="0cm" fo:margin-right="0cm" fo:widows="1" fo:text-indent="0cm" style:auto-text-indent="false"/>
      <style:text-properties fo:font-variant="normal" fo:text-transform="none" fo:color="#000000" fo:letter-spacing="normal" style:font-name-asian="Times New Roman1" style:font-style-asian="normal"/>
    </style:style>
    <style:style style:name="P13" style:family="paragraph" style:parent-style-name="Preformatted_20_Text">
      <style:paragraph-properties fo:margin-left="0cm" fo:margin-right="0cm" fo:margin-top="0cm" fo:margin-bottom="0.499cm" fo:text-indent="0cm" style:auto-text-indent="false"/>
    </style:style>
    <style:style style:name="P14" style:family="paragraph" style:parent-style-name="Preformatted_20_Text">
      <style:paragraph-properties fo:margin-left="0cm" fo:margin-right="0cm" fo:margin-top="0cm" fo:margin-bottom="0.499cm" fo:widows="1" fo:text-indent="0cm" style:auto-text-indent="false"/>
      <style:text-properties fo:font-variant="normal" fo:text-transform="none" fo:color="#000000" fo:letter-spacing="normal" fo:font-style="normal" fo:font-weight="normal"/>
    </style:style>
    <style:style style:name="P15" style:family="paragraph" style:parent-style-name="Preformatted_20_Text">
      <style:paragraph-properties fo:margin-left="0cm" fo:margin-right="0cm" fo:margin-top="0cm" fo:margin-bottom="0.499cm" fo:widows="1" fo:text-indent="0cm" style:auto-text-indent="false"/>
      <style:text-properties fo:font-variant="normal" fo:text-transform="none" fo:color="#000000" fo:letter-spacing="normal"/>
    </style:style>
    <style:style style:name="P16" style:family="paragraph" style:parent-style-name="Text_20_body">
      <style:paragraph-properties fo:margin-top="0cm" fo:margin-bottom="0cm"/>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text-properties fo:font-weight="bold"/>
    </style:style>
    <style:style style:name="P19" style:family="paragraph" style:parent-style-name="Table_20_Contents">
      <style:paragraph-properties fo:text-align="center" style:justify-single-word="false"/>
      <style:text-properties fo:color="#990000" fo:font-style="italic" fo:font-weight="bold"/>
    </style:style>
    <style:style style:name="P20" style:family="paragraph" style:parent-style-name="Table_20_Contents">
      <style:paragraph-properties fo:text-align="end" style:justify-single-word="false"/>
    </style:style>
    <style:style style:name="P21" style:family="paragraph" style:parent-style-name="Table_20_Contents">
      <style:paragraph-properties fo:margin-top="0cm" fo:margin-bottom="0.499cm"/>
    </style:style>
    <style:style style:name="P22" style:family="paragraph" style:parent-style-name="Horizontal_20_Line">
      <style:paragraph-properties style:border-line-width-bottom="0.002cm 0.035cm 0.002cm" fo:padding="0cm" fo:border-left="none" fo:border-right="none" fo:border-top="none" fo:border-bottom="0.039cm double #808080"/>
    </style:style>
    <style:style style:name="P23" style:family="paragraph" style:parent-style-name="Standard">
      <style:paragraph-properties fo:margin-left="0cm" fo:margin-right="0cm" fo:widows="1" fo:text-indent="0cm" style:auto-text-indent="false"/>
      <style:text-properties fo:font-variant="normal" fo:text-transform="none" fo:color="#000000" style:font-name="Times New Roman1" fo:font-size="14pt" fo:letter-spacing="normal" fo:font-style="normal" fo:font-weight="normal"/>
    </style:style>
    <style:style style:name="P24" style:family="paragraph" style:parent-style-name="Heading_20_1">
      <style:paragraph-properties fo:text-align="center" style:justify-single-word="false"/>
    </style:style>
    <style:style style:name="P25" style:family="paragraph" style:parent-style-name="Heading_20_1">
      <style:paragraph-properties fo:margin-left="0cm" fo:margin-right="0cm" fo:widows="1" fo:text-indent="0cm" style:auto-text-indent="false"/>
      <style:text-properties fo:font-variant="normal" fo:text-transform="none" fo:color="#000000" fo:letter-spacing="normal"/>
    </style:style>
    <style:style style:name="P26" style:family="paragraph" style:parent-style-name="Text_20_body" style:list-style-name="L1">
      <style:paragraph-properties fo:widows="1"/>
    </style:style>
    <style:style style:name="P27" style:family="paragraph" style:parent-style-name="Text_20_body" style:list-style-name="L7">
      <style:paragraph-properties fo:widows="1"/>
    </style:style>
    <style:style style:name="P28" style:family="paragraph" style:parent-style-name="Text_20_body" style:list-style-name="L2">
      <style:paragraph-properties fo:widows="1"/>
      <style:text-properties fo:font-variant="normal" fo:text-transform="none" fo:color="#000000" style:font-name="Times New Roman1" fo:font-size="14pt" fo:letter-spacing="normal" fo:font-style="normal" fo:font-weight="normal"/>
    </style:style>
    <style:style style:name="P29" style:family="paragraph" style:parent-style-name="Text_20_body" style:list-style-name="L6">
      <style:paragraph-properties fo:widows="1"/>
      <style:text-properties fo:font-variant="normal" fo:text-transform="none" fo:color="#000000" style:font-name="Times New Roman1" fo:font-size="14pt" fo:letter-spacing="normal" fo:font-style="normal" fo:font-weight="normal"/>
    </style:style>
    <style:style style:name="P30" style:family="paragraph" style:parent-style-name="Text_20_body" style:list-style-name="L5">
      <style:paragraph-properties fo:widows="1"/>
      <style:text-properties fo:font-variant="normal" fo:text-transform="none" fo:color="#000000" style:font-name="Times New Roman1" fo:font-size="10pt" fo:letter-spacing="normal" fo:font-style="normal" fo:font-weight="normal" style:font-size-asian="10pt" style:font-size-complex="10pt"/>
    </style:style>
    <style:style style:name="P31" style:family="paragraph" style:parent-style-name="Text_20_body" style:list-style-name="L3">
      <style:paragraph-properties fo:widows="1"/>
      <style:text-properties fo:font-variant="normal" fo:text-transform="none" fo:color="#000000" fo:letter-spacing="normal"/>
    </style:style>
    <style:style style:name="P32" style:family="paragraph" style:parent-style-name="Text_20_body" style:list-style-name="L4">
      <style:paragraph-properties fo:widows="1"/>
      <style:text-properties fo:font-variant="normal" fo:text-transform="none" fo:color="#000000" fo:letter-spacing="normal"/>
    </style:style>
    <style:style style:name="P33" style:family="paragraph" style:parent-style-name="Text_20_body" style:list-style-name="L8">
      <style:paragraph-properties fo:widows="1"/>
      <style:text-properties fo:font-variant="normal" fo:text-transform="none" fo:color="#000000" fo:letter-spacing="normal"/>
    </style:style>
    <style:style style:name="P34" style:family="paragraph" style:parent-style-name="Text_20_body" style:list-style-name="L9">
      <style:paragraph-properties fo:widows="1"/>
      <style:text-properties fo:font-variant="normal" fo:text-transform="none" fo:color="#000000" fo:letter-spacing="normal"/>
    </style:style>
    <style:style style:name="P35" style:family="paragraph" style:parent-style-name="Text_20_body" style:list-style-name="L1">
      <style:paragraph-properties fo:margin-top="0cm" fo:margin-bottom="0cm" fo:widows="1"/>
    </style:style>
    <style:style style:name="P36" style:family="paragraph" style:parent-style-name="Text_20_body" style:list-style-name="L3">
      <style:paragraph-properties fo:margin-top="0cm" fo:margin-bottom="0cm" fo:widows="1"/>
    </style:style>
    <style:style style:name="P37" style:family="paragraph" style:parent-style-name="Text_20_body" style:list-style-name="L7">
      <style:paragraph-properties fo:margin-top="0cm" fo:margin-bottom="0cm" fo:widows="1"/>
    </style:style>
    <style:style style:name="P38" style:family="paragraph" style:parent-style-name="Text_20_body" style:list-style-name="L2">
      <style:paragraph-properties fo:margin-top="0cm" fo:margin-bottom="0cm" fo:widows="1"/>
      <style:text-properties fo:font-variant="normal" fo:text-transform="none" fo:color="#000000" style:font-name="Times New Roman1" fo:font-size="14pt" fo:letter-spacing="normal" fo:font-style="normal" fo:font-weight="normal"/>
    </style:style>
    <style:style style:name="P39" style:family="paragraph" style:parent-style-name="Text_20_body" style:list-style-name="L6">
      <style:paragraph-properties fo:margin-top="0cm" fo:margin-bottom="0cm" fo:widows="1"/>
      <style:text-properties fo:font-variant="normal" fo:text-transform="none" fo:color="#000000" style:font-name="Times New Roman1" fo:font-size="14pt" fo:letter-spacing="normal" fo:font-style="normal" fo:font-weight="normal"/>
    </style:style>
    <style:style style:name="P40" style:family="paragraph" style:parent-style-name="Text_20_body" style:list-style-name="L5">
      <style:paragraph-properties fo:margin-top="0cm" fo:margin-bottom="0cm" fo:widows="1"/>
      <style:text-properties fo:font-variant="normal" fo:text-transform="none" fo:color="#000000" style:font-name="Times New Roman1" fo:font-size="10pt" fo:letter-spacing="normal" fo:font-style="normal" fo:font-weight="normal" style:font-size-asian="10pt" style:font-size-complex="10pt"/>
    </style:style>
    <style:style style:name="P41" style:family="paragraph" style:parent-style-name="Text_20_body" style:list-style-name="L3">
      <style:paragraph-properties fo:margin-top="0cm" fo:margin-bottom="0cm" fo:widows="1"/>
      <style:text-properties fo:font-variant="normal" fo:text-transform="none" fo:color="#000000" fo:letter-spacing="normal"/>
    </style:style>
    <style:style style:name="P42" style:family="paragraph" style:parent-style-name="Text_20_body" style:list-style-name="L4">
      <style:paragraph-properties fo:margin-top="0cm" fo:margin-bottom="0cm" fo:widows="1"/>
      <style:text-properties fo:font-variant="normal" fo:text-transform="none" fo:color="#000000" fo:letter-spacing="normal"/>
    </style:style>
    <style:style style:name="P43" style:family="paragraph" style:parent-style-name="Text_20_body" style:list-style-name="L8">
      <style:paragraph-properties fo:margin-top="0cm" fo:margin-bottom="0cm" fo:widows="1"/>
      <style:text-properties fo:font-variant="normal" fo:text-transform="none" fo:color="#000000" fo:letter-spacing="normal"/>
    </style:style>
    <style:style style:name="P44" style:family="paragraph" style:parent-style-name="Text_20_body">
      <style:paragraph-properties fo:margin-left="0cm" fo:margin-right="0cm" fo:widows="1" fo:text-indent="0cm" style:auto-text-indent="false"/>
    </style:style>
    <style:style style:name="P45" style:family="paragraph" style:parent-style-name="Preformatted_20_Text">
      <style:paragraph-properties fo:margin-left="0cm" fo:margin-right="0cm" fo:margin-top="0cm" fo:margin-bottom="0.499cm" fo:widows="1" fo:text-indent="0cm" style:auto-text-indent="false"/>
      <style:text-properties fo:font-variant="normal" fo:text-transform="none" fo:color="#000000" fo:letter-spacing="normal" fo:font-style="normal" fo:font-weight="normal"/>
    </style:style>
    <style:style style:name="P46" style:family="paragraph" style:parent-style-name="Preformatted_20_Text">
      <style:paragraph-properties fo:margin-left="0cm" fo:margin-right="0cm" fo:margin-top="0cm" fo:margin-bottom="0.499cm" fo:widows="1" fo:text-indent="0cm" style:auto-text-indent="false"/>
      <style:text-properties fo:font-variant="normal" fo:text-transform="none" fo:color="#000000" fo:letter-spacing="normal"/>
    </style:style>
    <style:style style:name="P47" style:family="paragraph" style:parent-style-name="Preformatted_20_Text">
      <style:paragraph-properties fo:margin-left="0cm" fo:margin-right="0cm" fo:margin-top="0cm" fo:margin-bottom="0.499cm" fo:widows="1" fo:text-indent="0cm" style:auto-text-indent="false"/>
      <style:text-properties fo:font-variant="normal" fo:text-transform="none" fo:color="#000000" style:font-name="Courier New" fo:font-size="8pt" fo:letter-spacing="normal" style:font-name-asian="Courier New" style:font-size-asian="8pt" style:font-size-complex="8pt"/>
    </style:style>
    <style:style style:name="P48" style:family="paragraph" style:parent-style-name="Preformatted_20_Text">
      <style:paragraph-properties fo:margin-left="0cm" fo:margin-right="0cm" fo:margin-top="0cm" fo:margin-bottom="0.499cm" fo:widows="1" fo:text-indent="0cm" style:auto-text-indent="false"/>
      <style:text-properties fo:font-variant="normal" fo:text-transform="none" fo:color="#000000" style:font-name="Courier New" fo:font-size="8pt" fo:letter-spacing="normal" fo:font-style="normal" fo:font-weight="normal" style:font-name-asian="Courier New" style:font-size-asian="8pt" style:font-size-complex="8pt"/>
    </style:style>
    <style:style style:name="P49" style:family="paragraph" style:parent-style-name="Preformatted_20_Text">
      <style:paragraph-properties fo:margin-left="0cm" fo:margin-right="0cm" fo:margin-top="0cm" fo:margin-bottom="0.499cm" fo:widows="1" fo:text-indent="0cm" style:auto-text-indent="false"/>
      <style:text-properties fo:font-variant="normal" fo:text-transform="none" fo:color="#000000" style:font-name="Times New Roman1" fo:font-size="14pt" fo:letter-spacing="normal" fo:font-style="normal" fo:font-weight="normal"/>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style:font-name="Times New Roman1" fo:font-size="14pt" fo:letter-spacing="normal" fo:font-style="normal" fo:font-weight="bold"/>
    </style:style>
    <style:style style:name="T3" style:family="text">
      <style:text-properties fo:font-variant="normal" fo:text-transform="none" fo:color="#000000" style:font-name="Times New Roman1" fo:font-size="14pt" fo:letter-spacing="normal" fo:font-style="italic" fo:font-weight="bold"/>
    </style:style>
    <style:style style:name="T4" style:family="text">
      <style:text-properties fo:font-variant="normal" fo:text-transform="none" fo:color="#000000" style:font-name="Times New Roman1" fo:font-size="10pt" fo:letter-spacing="normal" fo:font-style="normal" fo:font-weight="normal" style:font-size-asian="10pt" style:font-size-complex="10pt"/>
    </style:style>
    <style:style style:name="T5" style:family="text">
      <style:text-properties fo:font-variant="normal" fo:text-transform="none" fo:color="#000000" fo:letter-spacing="normal" style:font-name-asian="Times New Roman1" style:font-size-asian="14pt" style:font-style-asian="normal" style:font-weight-asian="normal"/>
    </style:style>
    <style:style style:name="T6" style:family="text">
      <style:text-properties fo:font-variant="normal" fo:text-transform="none" fo:color="#000000" style:font-name="Courier New" fo:font-size="10pt" fo:letter-spacing="normal" fo:font-style="normal" fo:font-weight="normal" style:font-name-asian="Courier New" style:font-size-asian="10pt" style:font-size-complex="10pt"/>
    </style:style>
    <style:style style:name="T7" style:family="text">
      <style:text-properties fo:font-variant="normal" fo:text-transform="none" fo:color="#000000" style:font-name="Courier New" fo:font-size="8pt" fo:letter-spacing="normal" fo:font-style="normal" fo:font-weight="normal" style:font-name-asian="Courier New" style:font-size-asian="8pt" style:font-size-complex="8pt"/>
    </style:style>
    <style:style style:name="T8" style:family="text">
      <style:text-properties fo:font-variant="normal" fo:text-transform="none" fo:color="#672967" style:text-line-through-style="none" style:font-name="Times New Roman1" fo:font-size="14pt" fo:letter-spacing="normal" fo:font-style="normal" style:text-underline-style="none" fo:font-weight="normal" style:text-blinking="false"/>
    </style:style>
    <style:style style:name="T9" style:family="text">
      <style:text-properties fo:font-variant="normal" fo:text-transform="none" style:font-name="Times New Roman1" fo:font-size="14pt" fo:letter-spacing="normal" fo:font-style="normal" fo:font-weight="normal"/>
    </style:style>
    <style:style style:name="T10" style:family="text">
      <style:text-properties fo:font-variant="normal" fo:text-transform="none" style:font-name="Times New Roman1" fo:font-size="10pt" fo:letter-spacing="normal" fo:font-style="normal" fo:font-weight="normal" style:font-size-asian="10pt" style:font-size-complex="10pt"/>
    </style:style>
    <style:style style:name="T11" style:family="text">
      <style:text-properties fo:font-variant="normal" fo:text-transform="none" fo:letter-spacing="normal"/>
    </style:style>
    <style:style style:name="T12" style:family="text">
      <style:text-properties fo:font-variant="normal" fo:text-transform="none" fo:letter-spacing="normal" style:font-name-asian="Times New Roman1" style:font-size-asian="14pt" style:font-style-asian="normal" style:font-weight-asian="normal"/>
    </style:style>
    <style:style style:name="T13" style:family="text">
      <style:text-properties fo:font-variant="normal" fo:text-transform="none" fo:font-size="10pt" fo:letter-spacing="normal" style:font-size-asian="10pt" style:font-size-complex="10pt"/>
    </style:style>
    <style:style style:name="T14" style:family="text">
      <style:text-properties fo:font-variant="normal" fo:text-transform="none" style:font-name="Courier New" fo:font-size="10pt" fo:letter-spacing="normal" fo:font-style="normal" fo:font-weight="normal" style:font-name-asian="Courier New" style:font-size-asian="10pt" style:font-size-complex="10pt"/>
    </style:style>
    <style:style style:name="T15" style:family="text">
      <style:text-properties fo:font-variant="normal" fo:text-transform="none" style:font-name="Courier New" fo:font-size="10pt" fo:letter-spacing="normal" style:font-name-asian="Courier New" style:font-size-asian="10pt" style:font-size-complex="10pt"/>
    </style:style>
    <style:style style:name="T16" style:family="text">
      <style:text-properties fo:font-variant="normal" fo:text-transform="none" style:font-name="Courier New" fo:font-size="8pt" fo:letter-spacing="normal" fo:font-style="normal" fo:font-weight="normal" style:font-name-asian="Courier New" style:font-size-asian="8pt" style:font-size-complex="8pt"/>
    </style:style>
    <style:style style:name="T17" style:family="text">
      <style:text-properties fo:font-variant="normal" fo:text-transform="none" style:font-name="Courier New" fo:font-size="8pt" fo:letter-spacing="normal" style:font-name-asian="Courier New" style:font-size-asian="8pt" style:font-size-complex="8pt"/>
    </style:style>
    <style:style style:name="T18" style:family="text">
      <style:text-properties fo:color="#000000"/>
    </style:style>
    <style:style style:name="T19" style:family="text">
      <style:text-properties fo:color="#000000" fo:font-style="italic"/>
    </style:style>
    <style:style style:name="T20" style:family="text">
      <style:text-properties style:font-name="Times New Roman1" fo:font-style="normal"/>
    </style:style>
    <style:style style:name="T21" style:family="text">
      <style:text-properties style:font-name="Times New Roman1" fo:font-size="14pt" fo:font-style="normal"/>
    </style:style>
    <style:style style:name="T22" style:family="text">
      <style:text-properties style:font-name="Times New Roman1" fo:font-size="14pt" fo:font-style="normal" fo:font-weight="normal"/>
    </style:style>
    <style:style style:name="T23" style:family="text">
      <style:text-properties style:font-name="Times New Roman1" fo:font-size="14pt" fo:font-style="normal" fo:font-weight="normal" style:font-name-asian="Times New Roman1" style:font-size-asian="14pt" style:font-style-asian="normal" style:font-weight-asian="normal"/>
    </style:style>
    <style:style style:name="T24" style:family="text">
      <style:text-properties fo:font-style="normal" fo:font-weight="normal"/>
    </style:style>
    <style:style style:name="T25" style:family="text">
      <style:text-properties fo:color="#672967" style:text-line-through-style="none" style:text-underline-style="none" style:text-blinking="false"/>
    </style:style>
    <style:style style:name="T26" style:family="text">
      <style:text-properties style:font-style-asian="normal" style:font-weight-asian="normal"/>
    </style:style>
    <style:style style:name="T27" style:family="text">
      <style:text-properties style:font-name-asian="Times New Roman1" style:font-style-asian="normal"/>
    </style:style>
    <style:style style:name="T28" style:family="text">
      <style:text-properties style:font-name-asian="Times New Roman1" style:font-size-asian="14pt" style:font-style-asian="normal"/>
    </style:style>
    <style:style style:name="T29" style:family="text">
      <style:text-properties style:font-name-asian="Times New Roman1" style:font-size-asian="14pt" style:font-style-asian="normal" style:font-weight-asian="normal"/>
    </style:style>
    <style:style style:name="T30" style:family="text">
      <style:text-properties fo:font-style="italic"/>
    </style:style>
    <style:style style:name="T31" style:family="text">
      <style:text-properties fo:font-style="italic" fo:font-weight="normal"/>
    </style:style>
    <style:style style:name="T32" style:family="text">
      <style:text-properties fo:color="#c0c0c0"/>
    </style:style>
    <style:style style:name="T33" style:family="text">
      <style:text-properties fo:color="#c0c0c0" fo:font-style="normal" fo:font-weight="normal"/>
    </style:style>
    <style:style style:name="T34" style:family="text">
      <style:text-properties fo:color="#808000"/>
    </style:style>
    <style:style style:name="T35" style:family="text">
      <style:text-properties fo:color="#808000" fo:font-style="normal" fo:font-weight="normal"/>
    </style:style>
    <style:style style:name="T36" style:family="text">
      <style:text-properties fo:color="#800080"/>
    </style:style>
    <style:style style:name="T37" style:family="text">
      <style:text-properties fo:color="#800080" fo:font-style="normal" fo:font-weight="normal"/>
    </style:style>
    <style:style style:name="T38" style:family="text">
      <style:text-properties fo:color="#800000" fo:font-style="normal" fo:font-weight="normal"/>
    </style:style>
    <style:style style:name="T39" style:family="text">
      <style:text-properties fo:color="#008000"/>
    </style:style>
    <style:style style:name="T40" style:family="text">
      <style:text-properties fo:color="#008000" fo:font-style="normal" fo:font-weight="normal"/>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988cm"/>
      </text:list-level-style-bullet>
      <text:list-level-style-bullet text:level="5" text:style-name="Bullet_20_Symbols" style:num-suffix="." text:bullet-char="•">
        <style:list-level-properties text:space-before="6.235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Qt TAR</text:h>
      <text:p text:style-name="Standard"/>
      <text:p text:style-name="P1"><text:span text:style-name="T1">Qt TAR Site : </text:span><text:a xlink:type="simple" xlink:href="http://qttar.sourceforge.net/" text:style-name="Internet_20_link" text:visited-style-name="Visited_20_Internet_20_Link"><text:span text:style-name="T8">http://qttar.sourceforge.net</text:span></text:a><text:line-break/><text:line-break/><text:span text:style-name="T1">Qt TAR is a GNU Tar data archiver wrapper for Qt.</text:span><text:line-break/><text:line-break/><text:span text:style-name="T1">Original TAR library site is </text:span><text:a xlink:type="simple" xlink:href="http://www.gnu.org/software/tar" text:style-name="Internet_20_link" text:visited-style-name="Visited_20_Internet_20_Link"><text:span text:style-name="T8">http://www.gnu.org/software/tar</text:span></text:a><text:span text:style-name="T1">, authors are John Gilmore and Jay Fenlason. Current version is "1.28".  The author of QtTAR is Brian Lin, who is an astrophysicist.</text:span><text:line-break/><text:line-break/><text:span text:style-name="T1">For details, please pay a visit to each of the following languages:</text:span></text:p>
      <table:table table:name="表格1" table:style-name="表格1">
        <table:table-column table:style-name="表格1.A"/>
        <table:table-column table:style-name="表格1.B"/>
        <table:table-column table:style-name="表格1.C"/>
        <table:table-row>
          <table:table-cell table:style-name="表格1.A1" office:value-type="string">
            <text:p text:style-name="P17"><text:a xlink:type="simple" xlink:href="http://qttar.sourceforge.net/en/index.html" text:style-name="Internet_20_link" text:visited-style-name="Visited_20_Internet_20_Link"><text:span text:style-name="T25">English</text:span></text:a></text:p>
          </table:table-cell>
          <table:table-cell table:style-name="表格1.A1" office:value-type="string">
            <text:p text:style-name="P17"><text:a xlink:type="simple" xlink:href="http://qttar.sourceforge.net/tw/index.html" text:style-name="Internet_20_link" text:visited-style-name="Visited_20_Internet_20_Link"><text:span text:style-name="T25">正體中文</text:span></text:a></text:p>
          </table:table-cell>
          <table:table-cell table:style-name="表格1.C1" office:value-type="string">
            <text:p text:style-name="P17"><text:a xlink:type="simple" xlink:href="http://qttar.sourceforge.net/cn/index.html" text:style-name="Internet_20_link" text:visited-style-name="Visited_20_Internet_20_Link"><text:span text:style-name="T25">简体中文</text:span></text:a></text:p>
          </table:table-cell>
        </table:table-row>
      </table:table>
      <text:p text:style-name="P2"><text:line-break/><text:span text:style-name="T1">Qt TAR is also a part of CIOS Compression Subsystem, which belongs to CIOS Data Manipulation Subsystem.</text:span></text:p>
      <table:table table:name="表格2" table:style-name="表格2">
        <table:table-column table:style-name="表格2.A"/>
        <table:table-column table:style-name="表格2.B"/>
        <table:table-column table:style-name="表格2.C"/>
        <table:table-column table:style-name="表格2.D"/>
        <table:table-row>
          <table:table-cell table:style-name="表格2.A1" table:number-columns-spanned="4" office:value-type="string">
            <text:p text:style-name="P19">CIOS / Compression Subsystem</text:p>
          </table:table-cell>
          <table:covered-table-cell/>
          <table:covered-table-cell/>
          <table:covered-table-cell/>
        </table:table-row>
        <table:table-row>
          <table:table-cell table:style-name="表格2.A2" office:value-type="string">
            <text:p text:style-name="Table_20_Contents"><text:a xlink:type="simple" xlink:href="http://qttar.sourceforge.net/qtgzip.sourceforge.net" text:style-name="Internet_20_link" text:visited-style-name="Visited_20_Internet_20_Link"><text:span text:style-name="T25">QtGZip</text:span></text:a></text:p>
          </table:table-cell>
          <table:table-cell table:style-name="表格2.A2" office:value-type="string">
            <text:p text:style-name="Table_20_Contents"><text:a xlink:type="simple" xlink:href="http://qttar.sourceforge.net/qtbzip2.sourceforge.net" text:style-name="Internet_20_link" text:visited-style-name="Visited_20_Internet_20_Link"><text:span text:style-name="T25">QtBZip2</text:span></text:a></text:p>
          </table:table-cell>
          <table:table-cell table:style-name="表格2.A2" office:value-type="string">
            <text:p text:style-name="Table_20_Contents"><text:a xlink:type="simple" xlink:href="http://qtxz.sourceforge.net/" text:style-name="Internet_20_link" text:visited-style-name="Visited_20_Internet_20_Link"><text:span text:style-name="T25">QtXz</text:span></text:a></text:p>
          </table:table-cell>
          <table:table-cell table:style-name="表格2.D2" office:value-type="string">
            <text:p text:style-name="Table_20_Contents"><text:a xlink:type="simple" xlink:href="http://qtlzo.sourceforge.net/" text:style-name="Internet_20_link" text:visited-style-name="Visited_20_Internet_20_Link"><text:span text:style-name="T25">QtLzo</text:span></text:a></text:p>
          </table:table-cell>
        </table:table-row>
        <table:table-row>
          <table:table-cell table:style-name="表格2.A2" office:value-type="string">
            <text:p text:style-name="Table_20_Contents"><text:a xlink:type="simple" xlink:href="http://qtlzip.sourceforge.net/" text:style-name="Internet_20_link" text:visited-style-name="Visited_20_Internet_20_Link"><text:span text:style-name="T25">QtLZip</text:span></text:a></text:p>
          </table:table-cell>
          <table:table-cell table:style-name="表格2.A2" office:value-type="string">
            <text:p text:style-name="Table_20_Contents"><text:a xlink:type="simple" xlink:href="http://qttar.sourceforge.net/qtucl.sourceforge.net" text:style-name="Internet_20_link" text:visited-style-name="Visited_20_Internet_20_Link"><text:span text:style-name="T25">QtUCL</text:span></text:a></text:p>
          </table:table-cell>
          <table:table-cell table:style-name="表格2.A2" office:value-type="string">
            <text:p text:style-name="Table_20_Contents"/>
          </table:table-cell>
          <table:table-cell table:style-name="表格2.D2" office:value-type="string">
            <text:p text:style-name="Table_20_Contents"/>
          </table:table-cell>
        </table:table-row>
        <table:table-row>
          <table:table-cell table:style-name="表格2.A2" office:value-type="string">
            <text:p text:style-name="Table_20_Contents"/>
          </table:table-cell>
          <table:table-cell table:style-name="表格2.A2" office:value-type="string">
            <text:p text:style-name="Table_20_Contents"/>
          </table:table-cell>
          <table:table-cell table:style-name="表格2.A2" office:value-type="string">
            <text:p text:style-name="Table_20_Contents"/>
          </table:table-cell>
          <table:table-cell table:style-name="表格2.D2" office:value-type="string">
            <text:p text:style-name="Table_20_Contents"/>
          </table:table-cell>
        </table:table-row>
        <table:table-row>
          <table:table-cell table:style-name="表格2.A2" office:value-type="string">
            <text:p text:style-name="Table_20_Contents"><text:a xlink:type="simple" xlink:href="http://qttar.sourceforge.net/qtcompression.sourceforge.net" text:style-name="Internet_20_link" text:visited-style-name="Visited_20_Internet_20_Link"><text:span text:style-name="T25">QtCompression</text:span></text:a></text:p>
          </table:table-cell>
          <table:table-cell table:style-name="表格2.A2" office:value-type="string">
            <text:p text:style-name="Table_20_Contents"/>
          </table:table-cell>
          <table:table-cell table:style-name="表格2.A2" office:value-type="string">
            <text:p text:style-name="Table_20_Contents"/>
          </table:table-cell>
          <table:table-cell table:style-name="表格2.D2" office:value-type="string">
            <text:p text:style-name="Table_20_Contents"/>
          </table:table-cell>
        </table:table-row>
        <table:table-row>
          <table:table-cell table:style-name="表格2.A2" office:value-type="string">
            <text:p text:style-name="Table_20_Contents"/>
          </table:table-cell>
          <table:table-cell table:style-name="表格2.A2" office:value-type="string">
            <text:p text:style-name="Table_20_Contents"/>
          </table:table-cell>
          <table:table-cell table:style-name="表格2.A2" office:value-type="string">
            <text:p text:style-name="Table_20_Contents"/>
          </table:table-cell>
          <table:table-cell table:style-name="表格2.D2" office:value-type="string">
            <text:p text:style-name="Table_20_Contents"/>
          </table:table-cell>
        </table:table-row>
        <table:table-row>
          <table:table-cell table:style-name="表格2.A2" office:value-type="string">
            <text:p text:style-name="Table_20_Contents"><text:a xlink:type="simple" xlink:href="http://qttar.sourceforge.net/qttar.sourceforge.net" text:style-name="Internet_20_link" text:visited-style-name="Visited_20_Internet_20_Link"><text:span text:style-name="T25">QtTAR</text:span></text:a></text:p>
          </table:table-cell>
          <table:table-cell table:style-name="表格2.A2" office:value-type="string">
            <text:p text:style-name="Table_20_Contents"><text:a xlink:type="simple" xlink:href="http://qttar.sourceforge.net/qtzip.sourceforge.net" text:style-name="Internet_20_link" text:visited-style-name="Visited_20_Internet_20_Link"><text:span text:style-name="T25">QtZIP</text:span></text:a></text:p>
          </table:table-cell>
          <table:table-cell table:style-name="表格2.A2" office:value-type="string">
            <text:p text:style-name="Table_20_Contents"><text:a xlink:type="simple" xlink:href="http://qttar.sourceforge.net/qtrar.sourceforge.net" text:style-name="Internet_20_link" text:visited-style-name="Visited_20_Internet_20_Link"><text:span text:style-name="T25">QtRAR</text:span></text:a></text:p>
          </table:table-cell>
          <table:table-cell table:style-name="表格2.D2" office:value-type="string">
            <text:p text:style-name="Table_20_Contents"><text:a xlink:type="simple" xlink:href="http://qt7z.sourceforge.net/" text:style-name="Internet_20_link" text:visited-style-name="Visited_20_Internet_20_Link"><text:span text:style-name="T25">Qt7z</text:span></text:a></text:p>
          </table:table-cell>
        </table:table-row>
        <table:table-row>
          <table:table-cell table:style-name="表格2.A2" office:value-type="string">
            <text:p text:style-name="Table_20_Contents"/>
          </table:table-cell>
          <table:table-cell table:style-name="表格2.A2" office:value-type="string">
            <text:p text:style-name="Table_20_Contents"/>
          </table:table-cell>
          <table:table-cell table:style-name="表格2.A2" office:value-type="string">
            <text:p text:style-name="Table_20_Contents"/>
          </table:table-cell>
          <table:table-cell table:style-name="表格2.D2" office:value-type="string">
            <text:p text:style-name="Table_20_Contents"/>
          </table:table-cell>
        </table:table-row>
        <table:table-row>
          <table:table-cell table:style-name="表格2.A2" office:value-type="string">
            <text:p text:style-name="Table_20_Contents"><text:a xlink:type="simple" xlink:href="http://qttar.sourceforge.net/qtarchivers.sourceforge.net" text:style-name="Internet_20_link" text:visited-style-name="Visited_20_Internet_20_Link"><text:span text:style-name="T25">QtArchivers</text:span></text:a></text:p>
          </table:table-cell>
          <table:table-cell table:style-name="表格2.A2" office:value-type="string">
            <text:p text:style-name="Table_20_Contents"/>
          </table:table-cell>
          <table:table-cell table:style-name="表格2.A2" office:value-type="string">
            <text:p text:style-name="Table_20_Contents"/>
          </table:table-cell>
          <table:table-cell table:style-name="表格2.D2" office:value-type="string">
            <text:p text:style-name="Table_20_Contents"/>
          </table:table-cell>
        </table:table-row>
      </table:table>
      <text:p text:style-name="Text_20_body"/>
      <text:h text:style-name="P9" text:outline-level="3">Download</text:h>
      <text:p text:style-name="P16"/>
      <table:table table:name="表格3" table:style-name="表格3">
        <table:table-column table:style-name="表格3.A"/>
        <table:table-column table:style-name="表格3.B"/>
        <table:table-row>
          <table:table-cell table:style-name="表格3.A1" office:value-type="string">
            <text:p text:style-name="P18">Method</text:p>
          </table:table-cell>
          <table:table-cell table:style-name="表格3.B1" office:value-type="string">
            <text:p text:style-name="P18">Filename</text:p>
          </table:table-cell>
        </table:table-row>
        <table:table-row>
          <table:table-cell table:style-name="表格3.A2" office:value-type="string">
            <text:p text:style-name="Table_20_Contents">7z</text:p>
          </table:table-cell>
          <table:table-cell table:style-name="表格3.B2" office:value-type="string">
            <text:p text:style-name="Table_20_Contents"><text:a xlink:type="simple" xlink:href="https://sourceforge.net/projects/qttar/files/QtTAR-2015-11-04.7z/download" text:style-name="Internet_20_link" text:visited-style-name="Visited_20_Internet_20_Link"><text:span text:style-name="T25">QtTAR-2015-11-04.7z</text:span></text:a></text:p>
          </table:table-cell>
        </table:table-row>
        <table:table-row>
          <table:table-cell table:style-name="表格3.A2" office:value-type="string">
            <text:p text:style-name="Table_20_Contents">Tar.gz</text:p>
          </table:table-cell>
          <table:table-cell table:style-name="表格3.B2" office:value-type="string">
            <text:p text:style-name="Table_20_Contents"><text:a xlink:type="simple" xlink:href="https://sourceforge.net/projects/qttar/files/QtTAR-2015-11-02.tar.gz/download" text:style-name="Internet_20_link" text:visited-style-name="Visited_20_Internet_20_Link"><text:span text:style-name="T25">QtTAR-2015-11-04.tar.gz</text:span></text:a></text:p>
          </table:table-cell>
        </table:table-row>
        <table:table-row>
          <table:table-cell table:style-name="表格3.A2" office:value-type="string">
            <text:p text:style-name="Table_20_Contents">Tar.xz</text:p>
          </table:table-cell>
          <table:table-cell table:style-name="表格3.B2" office:value-type="string">
            <text:p text:style-name="Table_20_Contents"><text:a xlink:type="simple" xlink:href="https://sourceforge.net/projects/qttar/files/QtTAR-2015-11-02.tar.xz/download" text:style-name="Internet_20_link" text:visited-style-name="Visited_20_Internet_20_Link"><text:span text:style-name="T25">QtTAR-2015-11-04.tar.xz</text:span></text:a></text:p>
          </table:table-cell>
        </table:table-row>
        <table:table-row>
          <table:table-cell table:style-name="表格3.A2" office:value-type="string">
            <text:p text:style-name="Table_20_Contents">Mercurial</text:p>
          </table:table-cell>
          <table:table-cell table:style-name="表格3.B2" office:value-type="string">
            <text:p text:style-name="Table_20_Contents">hg clone ssh://linfoxman@hg.code.sf.net/p/qttar/mercurial QtTAR</text:p>
          </table:table-cell>
        </table:table-row>
        <table:table-row>
          <table:table-cell table:style-name="表格3.A2" office:value-type="string">
            <text:p text:style-name="Table_20_Contents">Git</text:p>
          </table:table-cell>
          <table:table-cell table:style-name="表格3.B2" office:value-type="string">
            <text:p text:style-name="Table_20_Contents">git clone ssh://linfoxman@git.code.sf.net/p/qttar/git QtTAR</text:p>
          </table:table-cell>
        </table:table-row>
      </table:table>
      <text:p text:style-name="Text_20_body"/>
      <text:h text:style-name="P9" text:outline-level="3">Contacts</text:h>
      <text:p text:style-name="P2"><text:span text:style-name="T1">Author   : Brian Lin ( a.k.a Vladimir Lin , Vladimir Forest , Владимир Лесной )</text:span><text:line-break/><text:line-break/><text:soft-page-break/><text:span text:style-name="T1">The author generated over 6 millions lines of codes manually in diverse fields and maintains hundreds of projects.  Please be specific on which project you are referring.  In case you want to report and ask questions about Qt LZO, please add a "Qt LZO" in a short and brief form when you report or ask questions.</text:span></text:p>
      <table:table table:name="表格4" table:style-name="表格4">
        <table:table-column table:style-name="表格4.A"/>
        <table:table-column table:style-name="表格4.B"/>
        <table:table-row>
          <table:table-cell table:style-name="表格4.A1" office:value-type="string">
            <text:p text:style-name="Table_20_Contents">E-mail</text:p>
          </table:table-cell>
          <table:table-cell table:style-name="表格4.B1" office:value-type="string">
            <text:p text:style-name="Table_20_Contents">lin.foxman@gmail.com</text:p>
          </table:table-cell>
        </table:table-row>
        <table:table-row>
          <table:table-cell table:style-name="表格4.A2" office:value-type="string">
            <text:p text:style-name="Table_20_Contents">E-mail</text:p>
          </table:table-cell>
          <table:table-cell table:style-name="表格4.B2" office:value-type="string">
            <text:p text:style-name="Table_20_Contents">lin.vladimir@gmail.com</text:p>
          </table:table-cell>
        </table:table-row>
        <table:table-row>
          <table:table-cell table:style-name="表格4.A2" office:value-type="string">
            <text:p text:style-name="Table_20_Contents">E-mail</text:p>
          </table:table-cell>
          <table:table-cell table:style-name="表格4.B2" office:value-type="string">
            <text:p text:style-name="Table_20_Contents">wolfram_lin@yahoo.com</text:p>
          </table:table-cell>
        </table:table-row>
        <table:table-row>
          <table:table-cell table:style-name="表格4.A2" office:value-type="string">
            <text:p text:style-name="Table_20_Contents">E-mail</text:p>
          </table:table-cell>
          <table:table-cell table:style-name="表格4.B2" office:value-type="string">
            <text:p text:style-name="Table_20_Contents">wolfram_lin@sina.com</text:p>
          </table:table-cell>
        </table:table-row>
        <table:table-row>
          <table:table-cell table:style-name="表格4.A2" office:value-type="string">
            <text:p text:style-name="Table_20_Contents">E-mail</text:p>
          </table:table-cell>
          <table:table-cell table:style-name="表格4.B2" office:value-type="string">
            <text:p text:style-name="Table_20_Contents">wolfram_lin@163.com</text:p>
          </table:table-cell>
        </table:table-row>
        <table:table-row>
          <table:table-cell table:style-name="表格4.A2" office:value-type="string">
            <text:p text:style-name="Table_20_Contents">Skype</text:p>
          </table:table-cell>
          <table:table-cell table:style-name="表格4.B2" office:value-type="string">
            <text:p text:style-name="Table_20_Contents">wolfram_lin</text:p>
          </table:table-cell>
        </table:table-row>
        <table:table-row>
          <table:table-cell table:style-name="表格4.A2" office:value-type="string">
            <text:p text:style-name="Table_20_Contents">WeChat</text:p>
          </table:table-cell>
          <table:table-cell table:style-name="表格4.B2" office:value-type="string">
            <text:p text:style-name="Table_20_Contents">153-0271-7160</text:p>
          </table:table-cell>
        </table:table-row>
        <table:table-row>
          <table:table-cell table:style-name="表格4.A2" office:value-type="string">
            <text:p text:style-name="Table_20_Contents">WhatsApp</text:p>
          </table:table-cell>
          <table:table-cell table:style-name="表格4.B2" office:value-type="string">
            <text:p text:style-name="Table_20_Contents">153-0271-7160</text:p>
          </table:table-cell>
        </table:table-row>
        <table:table-row>
          <table:table-cell table:style-name="表格4.A2" office:value-type="string">
            <text:p text:style-name="Table_20_Contents">ICQ</text:p>
          </table:table-cell>
          <table:table-cell table:style-name="表格4.B2" office:value-type="string">
            <text:p text:style-name="Table_20_Contents">153-0271-7160</text:p>
          </table:table-cell>
        </table:table-row>
        <table:table-row>
          <table:table-cell table:style-name="表格4.A2" office:value-type="string">
            <text:p text:style-name="Table_20_Contents">QQ</text:p>
          </table:table-cell>
          <table:table-cell table:style-name="表格4.B2" office:value-type="string">
            <text:p text:style-name="Table_20_Contents">lin.vladimir@gmail.com</text:p>
          </table:table-cell>
        </table:table-row>
      </table:table>
      <text:p text:style-name="Text_20_body"><text:line-break/></text:p>
      <text:h text:style-name="P25" text:outline-level="1"><text:span text:style-name="T22">Qt TAR</text:span><text:span text:style-name="T23">說明文件</text:span></text:h>
      <text:p text:style-name="P22"/>
      <text:h text:style-name="P6" text:outline-level="4">目錄</text:h>
      <text:list xml:id="list1349298650908876882" text:style-name="L1">
        <text:list-item>
          <text:p text:style-name="P35"><text:a xlink:type="simple" xlink:href="http://qttar.sourceforge.net/tw/tar.html" text:style-name="Internet_20_link" text:visited-style-name="Visited_20_Internet_20_Link"><text:span text:style-name="T1">QtTAR</text:span></text:a><text:a xlink:type="simple" xlink:href="http://qttar.sourceforge.net/tw/tar.html" text:style-name="Internet_20_link" text:visited-style-name="Visited_20_Internet_20_Link"><text:span text:style-name="T5">編譯說明</text:span></text:a></text:p>
        </text:list-item>
        <text:list-item>
          <text:p text:style-name="P35"><text:a xlink:type="simple" xlink:href="http://qttar.sourceforge.net/tw/qttar.html" text:style-name="Internet_20_link" text:visited-style-name="Visited_20_Internet_20_Link"><text:span text:style-name="T1">QtTAR</text:span></text:a><text:a xlink:type="simple" xlink:href="http://qttar.sourceforge.net/tw/qttar.html" text:style-name="Internet_20_link" text:visited-style-name="Visited_20_Internet_20_Link"><text:span text:style-name="T5">類別說明文件</text:span></text:a></text:p>
        </text:list-item>
        <text:list-item>
          <text:p text:style-name="P35"><text:a xlink:type="simple" xlink:href="http://qttar.sourceforge.net/tw/examples.html" text:style-name="Internet_20_link" text:visited-style-name="Visited_20_Internet_20_Link"><text:span text:style-name="T1">QtTAR</text:span></text:a><text:a xlink:type="simple" xlink:href="http://qttar.sourceforge.net/tw/examples.html" text:style-name="Internet_20_link" text:visited-style-name="Visited_20_Internet_20_Link"><text:span text:style-name="T5">使用範例</text:span></text:a></text:p>
        </text:list-item>
        <text:list-item>
          <text:p text:style-name="P26"><text:a xlink:type="simple" xlink:href="http://qttar.sourceforge.net/tw/others.html" text:style-name="Internet_20_link" text:visited-style-name="Visited_20_Internet_20_Link"><text:span text:style-name="T5">其他</text:span></text:a></text:p>
        </text:list-item>
      </text:list>
      <text:p text:style-name="P22"/>
      <text:h text:style-name="P11" text:outline-level="3"><text:span text:style-name="T20">GNU Tar</text:span><text:span text:style-name="T27">檔案集成包裝工具說明</text:span></text:h>
      <text:p text:style-name="P2"><text:span text:style-name="T1">GNU Tar</text:span><text:span text:style-name="T5">於</text:span><text:span text:style-name="T1">1985</text:span><text:span text:style-name="T5">發表第一版，其後持續改進，目前版本為</text:span><text:span text:style-name="T1">1.28</text:span><text:span text:style-name="T5">。</text:span><text:line-break/><text:line-break/><text:span text:style-name="T1">GNU Tar</text:span><text:span text:style-name="T5">一種將檔案包裝集結的工具，由於經常與壓縮工具同時使用，經常被誤認為是一種壓縮方法，實際上這是錯誤的認知。</text:span><text:line-break/><text:line-break/><text:span text:style-name="T1">GNU Tar</text:span><text:span text:style-name="T5">封包目前有幾種方式的封裝方法，如下：</text:span></text:p>
      <text:list xml:id="list5158801766778708616" text:style-name="L2">
        <text:list-item>
          <text:p text:style-name="P38">POSIX</text:p>
        </text:list-item>
        <text:list-item>
          <text:p text:style-name="P38">S-TAR</text:p>
        </text:list-item>
        <text:list-item>
          <text:p text:style-name="P38">Old GNU</text:p>
        </text:list-item>
        <text:list-item>
          <text:p text:style-name="P38">Sparse</text:p>
        </text:list-item>
        <text:list-item>
          <text:p text:style-name="P38">S-TAR In</text:p>
        </text:list-item>
        <text:list-item>
          <text:p text:style-name="P28">S-TAR Extension</text:p>
        </text:list-item>
      </text:list>
      <text:p text:style-name="P22"><text:soft-page-break/></text:p>
      <text:h text:style-name="P11" text:outline-level="3"><text:span text:style-name="T20">Qt TAR</text:span><text:span text:style-name="T27">的使用方式</text:span></text:h>
      <text:p text:style-name="P2"><text:span text:style-name="T1">Qt TAR</text:span><text:span text:style-name="T5">有兩種使用方式，編譯成</text:span><text:span text:style-name="T1">Qt</text:span><text:span text:style-name="T5">模組或是直接將原始碼包含入您的開發計畫當中。</text:span><text:line-break/><text:line-break/><text:span text:style-name="T5">編譯成</text:span><text:span text:style-name="T1">Qt</text:span><text:span text:style-name="T5">模組的方法，請見「</text:span><text:a xlink:type="simple" xlink:href="http://qttar.sourceforge.net/tw/tar.html" text:style-name="Internet_20_link" text:visited-style-name="Visited_20_Internet_20_Link"><text:span text:style-name="T9">QtTAR</text:span></text:a><text:a xlink:type="simple" xlink:href="http://qttar.sourceforge.net/tw/tar.html" text:style-name="Internet_20_link" text:visited-style-name="Visited_20_Internet_20_Link"><text:span text:style-name="T12">編譯說明</text:span></text:a><text:span text:style-name="T5">」。</text:span><text:line-break/><text:line-break/><text:span text:style-name="T5">直接將原始碼包含入您的開發計畫當中的方法，如下：</text:span></text:p>
      <text:list xml:id="list9184380753858526939" text:style-name="L3">
        <text:list-item>
          <text:p text:style-name="P36"><text:span text:style-name="T5">下載「</text:span><text:span text:style-name="T1">Qt TAR</text:span><text:span text:style-name="T5">」（</text:span><text:a xlink:type="simple" xlink:href="https://sourceforge.net/projects/qttar/files/QtTAR-2015-11-04.7z/download" text:style-name="Internet_20_link" text:visited-style-name="Visited_20_Internet_20_Link"><text:span text:style-name="T1">QtTAR-2015-11-04.7z</text:span></text:a><text:span text:style-name="T5">）， 並且解開檔案。</text:span></text:p>
        </text:list-item>
        <text:list-item>
          <text:p text:style-name="P41"><text:span text:style-name="T29">進入「</text:span><text:span text:style-name="T22">QtTAR/Src/Embedded</text:span><text:span text:style-name="T29">」目錄當中。</text:span></text:p>
        </text:list-item>
        <text:list-item>
          <text:p text:style-name="P41"><text:span text:style-name="T29">將「</text:span><text:span text:style-name="T22">QtTAR/Src/Embedded/LZO</text:span><text:span text:style-name="T29">」目錄複製到您的開發計畫當中。</text:span></text:p>
        </text:list-item>
        <text:list-item>
          <text:p text:style-name="P31"><text:span text:style-name="T29">在您的</text:span><text:span text:style-name="T22">Qt PRO</text:span><text:span text:style-name="T29">計畫檔當中加入「</text:span><text:span text:style-name="T22">TAR/TAR.pri</text:span><text:span text:style-name="T29">」。</text:span></text:p>
        </text:list-item>
      </text:list>
      <text:p text:style-name="Text_20_body"><text:line-break/></text:p>
      <text:h text:style-name="P25" text:outline-level="1"><text:span text:style-name="T22">Qt TAR</text:span><text:span text:style-name="T23">編譯說明</text:span></text:h>
      <text:p text:style-name="P22"/>
      <text:p text:style-name="P2"><text:line-break/><text:span text:style-name="T5">網站：</text:span><text:a xlink:type="simple" xlink:href="http://qttar.sourceforge.net/" text:style-name="Internet_20_link" text:visited-style-name="Visited_20_Internet_20_Link"><text:span text:style-name="T9">http://qttar.sourceforge.net</text:span></text:a><text:line-break/><text:span text:style-name="T5">原始碼：</text:span><text:a xlink:type="simple" xlink:href="https://sourceforge.net/projects/qttar/files/" text:style-name="Internet_20_link" text:visited-style-name="Visited_20_Internet_20_Link"><text:span text:style-name="T9">https://sourceforge.net/projects/qttar/files/</text:span></text:a><text:line-break/><text:span text:style-name="T5">版本：</text:span><text:span text:style-name="T1">2015-11-04</text:span></text:p>
      <text:p text:style-name="P22"/>
      <text:h text:style-name="P12" text:outline-level="3">目錄</text:h>
      <text:list xml:id="list8789040186927511633" text:style-name="L4">
        <text:list-item>
          <text:p text:style-name="P42"><text:span text:style-name="T22">Qt TAR</text:span><text:span text:style-name="T29">目錄結構</text:span></text:p>
        </text:list-item>
        <text:list-item>
          <text:p text:style-name="P42"><text:span text:style-name="T29">編譯</text:span><text:span text:style-name="T22">QtTAR</text:span></text:p>
        </text:list-item>
        <text:list-item>
          <text:p text:style-name="P32"><text:span text:style-name="T29">製作</text:span><text:span text:style-name="T22">QtTAR</text:span><text:span text:style-name="T29">文件</text:span></text:p>
        </text:list-item>
      </text:list>
      <text:p text:style-name="P16"/>
      <text:p text:style-name="P22"/>
      <text:h text:style-name="P10" text:outline-level="3"><text:span text:style-name="T20">Qt LZO</text:span><text:span text:style-name="T27">目錄結構</text:span></text:h>
      <text:list xml:id="list7301014572793225659" text:style-name="L5">
        <text:list-item>
          <text:p text:style-name="P40">QtTAR</text:p>
          <text:list>
            <text:list-item>
              <text:p text:style-name="P40">3rdparty</text:p>
              <text:list>
                <text:list-item>
                  <text:p text:style-name="P40">scripts</text:p>
                  <text:list>
                    <text:list-item>
                      <text:p text:style-name="P40">Update-TAR.js</text:p>
                    </text:list-item>
                  </text:list>
                </text:list-item>
                <text:list-item>
                  <text:p text:style-name="P40">sources</text:p>
                  <text:list>
                    <text:list-item>
                      <text:p text:style-name="P40">tar-1.28.tar.gz</text:p>
                    </text:list-item>
                  </text:list>
                </text:list-item>
              </text:list>
            </text:list-item>
            <text:list-item>
              <text:p text:style-name="P40">doc</text:p>
              <text:list>
                <text:list-item>
                  <text:p text:style-name="P40">HTML</text:p>
                  <text:list>
                    <text:list-item>
                      <text:p text:style-name="P40">index.html</text:p>
                    </text:list-item>
                  </text:list>
                </text:list-item>
                <text:list-item>
                  <text:p text:style-name="P40">ODT</text:p>
                  <text:list>
                    <text:list-item>
                      <text:p text:style-name="P40">QtTAR.odt</text:p>
                    </text:list-item>
                    <text:list-item>
                      <text:p text:style-name="P40">QtTAR-TW.odt</text:p>
                    </text:list-item>
                    <text:list-item>
                      <text:p text:style-name="P40">QtTAR-CN.odt</text:p>
                    </text:list-item>
                  </text:list>
                </text:list-item>
                <text:list-item>
                  <text:p text:style-name="P40"><text:soft-page-break/>PDF</text:p>
                  <text:list>
                    <text:list-item>
                      <text:p text:style-name="P40">QtTAR.pdf</text:p>
                    </text:list-item>
                    <text:list-item>
                      <text:p text:style-name="P40">QtTAR-TW.pdf</text:p>
                    </text:list-item>
                    <text:list-item>
                      <text:p text:style-name="P40">QtTAR-CN.pdf</text:p>
                    </text:list-item>
                  </text:list>
                </text:list-item>
                <text:list-item>
                  <text:p text:style-name="P40">Qt</text:p>
                  <text:list>
                    <text:list-item>
                      <text:p text:style-name="P40">cn</text:p>
                      <text:list>
                        <text:list-item>
                          <text:p text:style-name="P40">examples.html</text:p>
                        </text:list-item>
                        <text:list-item>
                          <text:p text:style-name="P40">index.html</text:p>
                        </text:list-item>
                        <text:list-item>
                          <text:p text:style-name="P40">lzo.html</text:p>
                        </text:list-item>
                        <text:list-item>
                          <text:p text:style-name="P40">others.html</text:p>
                        </text:list-item>
                        <text:list-item>
                          <text:p text:style-name="P40">qtlzo.html</text:p>
                        </text:list-item>
                        <text:list-item>
                          <text:p text:style-name="P40">Replacements.txt</text:p>
                        </text:list-item>
                      </text:list>
                    </text:list-item>
                    <text:list-item>
                      <text:p text:style-name="P40">en</text:p>
                      <text:list>
                        <text:list-item>
                          <text:p text:style-name="P40">examples.html</text:p>
                        </text:list-item>
                        <text:list-item>
                          <text:p text:style-name="P40">index.html</text:p>
                        </text:list-item>
                        <text:list-item>
                          <text:p text:style-name="P40">lzo.html</text:p>
                        </text:list-item>
                        <text:list-item>
                          <text:p text:style-name="P40">others.html</text:p>
                        </text:list-item>
                        <text:list-item>
                          <text:p text:style-name="P40">qtlzo.html</text:p>
                        </text:list-item>
                      </text:list>
                    </text:list-item>
                    <text:list-item>
                      <text:p text:style-name="P40">tw</text:p>
                      <text:list>
                        <text:list-item>
                          <text:p text:style-name="P40">examples.html</text:p>
                        </text:list-item>
                        <text:list-item>
                          <text:p text:style-name="P40">index.html</text:p>
                        </text:list-item>
                        <text:list-item>
                          <text:p text:style-name="P40">lzo.html</text:p>
                        </text:list-item>
                        <text:list-item>
                          <text:p text:style-name="P40">others.html</text:p>
                        </text:list-item>
                        <text:list-item>
                          <text:p text:style-name="P40">qtlzo.html</text:p>
                        </text:list-item>
                      </text:list>
                    </text:list-item>
                    <text:list-item>
                      <text:p text:style-name="P40">classic.css</text:p>
                    </text:list-item>
                    <text:list-item>
                      <text:p text:style-name="P40">index.html</text:p>
                    </text:list-item>
                    <text:list-item>
                      <text:p text:style-name="P40">Qt.pri</text:p>
                    </text:list-item>
                    <text:list-item>
                      <text:p text:style-name="P40">QtTAR.qhp</text:p>
                    </text:list-item>
                  </text:list>
                </text:list-item>
                <text:list-item>
                  <text:p text:style-name="P40">TeX</text:p>
                  <text:list>
                    <text:list-item>
                      <text:p text:style-name="P40">QtTAR.tex</text:p>
                    </text:list-item>
                  </text:list>
                </text:list-item>
              </text:list>
            </text:list-item>
            <text:list-item>
              <text:p text:style-name="P40">examples</text:p>
              <text:list>
                <text:list-item>
                  <text:p text:style-name="P40">tartool</text:p>
                  <text:list>
                    <text:list-item>
                      <text:p text:style-name="P40">tartool.cpp</text:p>
                    </text:list-item>
                    <text:list-item>
                      <text:p text:style-name="P40">tartool.ico</text:p>
                    </text:list-item>
                    <text:list-item>
                      <text:p text:style-name="P40">tartool.pro</text:p>
                    </text:list-item>
                    <text:list-item>
                      <text:p text:style-name="P40">tartool.rc</text:p>
                    </text:list-item>
                  </text:list>
                </text:list-item>
                <text:list-item>
                  <text:p text:style-name="P40">examples.pro</text:p>
                </text:list-item>
              </text:list>
            </text:list-item>
            <text:list-item>
              <text:p text:style-name="P40">include</text:p>
              <text:list>
                <text:list-item>
                  <text:p text:style-name="P40">QtTAR</text:p>
                  <text:list>
                    <text:list-item>
                      <text:p text:style-name="P40">headers.pri</text:p>
                    </text:list-item>
                    <text:list-item>
                      <text:p text:style-name="P40">QtTAR</text:p>
                    </text:list-item>
                    <text:list-item>
                      <text:p text:style-name="P40">qttar.hpp</text:p>
                    </text:list-item>
                  </text:list>
                </text:list-item>
              </text:list>
            </text:list-item>
            <text:list-item>
              <text:p text:style-name="P40">src</text:p>
              <text:list>
                <text:list-item>
                  <text:p text:style-name="P40">Embedded</text:p>
                  <text:list>
                    <text:list-item>
                      <text:p text:style-name="P40">TAR</text:p>
                      <text:list>
                        <text:list-item>
                          <text:p text:style-name="P40">TAR.pri</text:p>
                        </text:list-item>
                        <text:list-item>
                          <text:p text:style-name="P40">qttar.cpp</text:p>
                        </text:list-item>
                        <text:list-item>
                          <text:p text:style-name="P40">qttar.hpp</text:p>
                        </text:list-item>
                      </text:list>
                    </text:list-item>
                  </text:list>
                </text:list-item>
                <text:list-item>
                  <text:p text:style-name="P40">QtTAR</text:p>
                  <text:list>
                    <text:list-item>
                      <text:p text:style-name="P40">qttar.cpp</text:p>
                    </text:list-item>
                    <text:list-item>
                      <text:p text:style-name="P40">QtTAR.pro</text:p>
                    </text:list-item>
                  </text:list>
                </text:list-item>
                <text:list-item>
                  <text:p text:style-name="P40">src.pro</text:p>
                </text:list-item>
              </text:list>
            </text:list-item>
            <text:list-item>
              <text:p text:style-name="P40">tests</text:p>
              <text:list>
                <text:list-item>
                  <text:p text:style-name="P40">auto</text:p>
                  <text:list>
                    <text:list-item>
                      <text:p text:style-name="P40">cmake</text:p>
                      <text:list>
                        <text:list-item>
                          <text:p text:style-name="P40">cmake.pro</text:p>
                        </text:list-item>
                        <text:list-item>
                          <text:p text:style-name="P40">CMakeLists</text:p>
                        </text:list-item>
                      </text:list>
                    </text:list-item>
                    <text:list-item>
                      <text:p text:style-name="P40">auto.pro</text:p>
                    </text:list-item>
                  </text:list>
                </text:list-item>
                <text:list-item>
                  <text:p text:style-name="P30"><text:soft-page-break/>tests.pro</text:p>
                </text:list-item>
              </text:list>
            </text:list-item>
          </text:list>
        </text:list-item>
      </text:list>
      <text:p text:style-name="P22"/>
      <text:h text:style-name="P10" text:outline-level="3"><text:span text:style-name="T27">編譯</text:span><text:span text:style-name="T20">QtTAR</text:span></text:h>
      <text:p text:style-name="P3"><text:span text:style-name="T29">您需要使用</text:span><text:span text:style-name="T22">Qt</text:span><text:span text:style-name="T29">的原始碼來編譯</text:span><text:span text:style-name="T22">QtTAR</text:span><text:span text:style-name="T29">模組，</text:span><text:span text:style-name="T22">QtTAR</text:span><text:span text:style-name="T29">模組的擺設位置如下：</text:span></text:p>
      <text:list xml:id="list1146985477354079703" text:style-name="L6">
        <text:list-item>
          <text:p text:style-name="P39">QtTargetDirectory</text:p>
        </text:list-item>
        <text:list-item>
          <text:p text:style-name="P39">QtSourceDirectory</text:p>
          <text:list>
            <text:list-item>
              <text:p text:style-name="P39">QtTAR</text:p>
            </text:list-item>
            <text:list-item>
              <text:p text:style-name="P39">qtbase</text:p>
            </text:list-item>
            <text:list-item>
              <text:p text:style-name="P39">gnuwin32</text:p>
            </text:list-item>
            <text:list-item>
              <text:p text:style-name="P29">...</text:p>
            </text:list-item>
          </text:list>
        </text:list-item>
      </text:list>
      <text:p text:style-name="P2"><text:span text:style-name="T5">編譯</text:span><text:span text:style-name="T1">Qt</text:span><text:span text:style-name="T5">一般使用原始碼與目標目錄分開的方式，</text:span><text:span text:style-name="T1">QtTargetDirectory</text:span><text:span text:style-name="T5">是</text:span><text:span text:style-name="T1">Qt</text:span><text:span text:style-name="T5">編譯完成後的最終目 錄，</text:span><text:span text:style-name="T1">QtSourceDirectory</text:span><text:span text:style-name="T5">是</text:span><text:span text:style-name="T1">Qt</text:span><text:span text:style-name="T5">的原始碼目錄。</text:span><text:line-break/><text:line-break/><text:span text:style-name="T5">當您編譯完成</text:span><text:span text:style-name="T1">Qt</text:span><text:span text:style-name="T5">以後，不要進行任何清除的動作，將</text:span><text:span text:style-name="T1">QtTAR</text:span><text:span text:style-name="T5">解壓縮以後，擺到</text:span><text:span text:style-name="T1">QtSourceDirectory</text:span><text:span text:style-name="T5">目錄當中，並且更名為 </text:span><text:span text:style-name="T1">QtTAR</text:span><text:span text:style-name="T5">。</text:span></text:p>
      <text:h text:style-name="P8" text:outline-level="4">Unix</text:h>
      <text:p text:style-name="P2"><text:span text:style-name="T1">cd QtTAR</text:span><text:line-break/><text:span text:style-name="T1">qmake</text:span><text:line-break/><text:span text:style-name="T1">make</text:span><text:line-break/><text:span text:style-name="T1">make install</text:span></text:p>
      <text:h text:style-name="P8" text:outline-level="4">Windows</text:h>
      <text:p text:style-name="P2"><text:span text:style-name="T1">cd QtTAR</text:span><text:line-break/><text:span text:style-name="T1">qmake</text:span><text:line-break/><text:span text:style-name="T1">nmake</text:span><text:line-break/><text:span text:style-name="T1">nmake install</text:span><text:line-break/><text:line-break/><text:span text:style-name="T5">或是</text:span><text:line-break/><text:line-break/><text:span text:style-name="T1">cd QtTAR</text:span><text:line-break/><text:span text:style-name="T1">qmake</text:span><text:line-break/><text:span text:style-name="T1">jom</text:span><text:line-break/><text:span text:style-name="T1">nmake install</text:span><text:line-break/><text:line-break/><text:span text:style-name="T5">如此即可完成。</text:span></text:p>
      <text:p text:style-name="P22"/>
      <text:h text:style-name="P7" text:outline-level="4"><text:span text:style-name="T28">製作</text:span><text:span text:style-name="T21">QtTAR</text:span><text:span text:style-name="T28">文件</text:span></text:h>
      <text:p text:style-name="P2"><text:span text:style-name="T5">切換到「</text:span><text:span text:style-name="T1">QtTAR\doc\Qt</text:span><text:span text:style-name="T5">」目錄當中：</text:span><text:line-break/><text:line-break/><text:soft-page-break/><text:span text:style-name="T3">cd QtTAR\doc\Qt</text:span><text:span text:style-name="T2"><text:line-break/></text:span><text:span text:style-name="T3">qhelpgenerator.exe QtTAR.qhp -o QtTAR.qch</text:span></text:p>
      <text:h text:style-name="P7" text:outline-level="4"><text:span text:style-name="T28">新增文件到</text:span><text:span text:style-name="T21">Qt Creator</text:span></text:h>
      <text:p text:style-name="P2"><text:line-break/><text:span text:style-name="T5">打開</text:span><text:span text:style-name="T1">Qt Creator</text:span><text:span text:style-name="T5">，「工具」→「選項」→「說明」→「文件」→「新增」，選取</text:span><text:span text:style-name="T1">QtTAR.qch</text:span><text:span text:style-name="T5">，按下完成即可新增。</text:span></text:p>
      <text:h text:style-name="P7" text:outline-level="4"><text:span text:style-name="T28">新增文件到</text:span><text:span text:style-name="T21">Qt Assistant</text:span></text:h>
      <text:p text:style-name="P2"><text:line-break/><text:span text:style-name="T5">打開</text:span><text:span text:style-name="T1">Qt Assistant</text:span><text:span text:style-name="T5">，「編輯」→「喜好設定」→「文件」→「新增」，選取</text:span><text:span text:style-name="T1">QtTAR.qch</text:span><text:span text:style-name="T5">，按下完成即可新增。</text:span> </text:p>
      <text:p text:style-name="P23"/>
      <text:p text:style-name="P23"/>
      <text:h text:style-name="P25" text:outline-level="1"><text:span text:style-name="T22">Qt TAR</text:span><text:span text:style-name="T23">類別使用說明</text:span></text:h>
      <text:p text:style-name="P22"/>
      <text:h text:style-name="P12" text:outline-level="3">目錄</text:h>
      <text:list xml:id="list2232739722276356978" text:style-name="L7">
        <text:list-item>
          <text:p text:style-name="P37"><text:a xlink:type="simple" xlink:href="http://qttar.sourceforge.net/tw/qttar.html#QtLzo" text:style-name="Internet_20_link" text:visited-style-name="Visited_20_Internet_20_Link"><text:span text:style-name="T1">QtTAR</text:span></text:a><text:a xlink:type="simple" xlink:href="http://qttar.sourceforge.net/tw/qttar.html#QtLzo" text:style-name="Internet_20_link" text:visited-style-name="Visited_20_Internet_20_Link"><text:span text:style-name="T5">類別</text:span></text:a></text:p>
        </text:list-item>
        <text:list-item>
          <text:p text:style-name="P37"><text:a xlink:type="simple" xlink:href="http://qttar.sourceforge.net/tw/qttar.html#Functions" text:style-name="Internet_20_link" text:visited-style-name="Visited_20_Internet_20_Link"><text:span text:style-name="T1">QtTarBall</text:span></text:a><text:a xlink:type="simple" xlink:href="http://qttar.sourceforge.net/tw/qttar.html#Functions" text:style-name="Internet_20_link" text:visited-style-name="Visited_20_Internet_20_Link"><text:span text:style-name="T5">類別</text:span></text:a></text:p>
        </text:list-item>
        <text:list-item>
          <text:p text:style-name="P37"><text:a xlink:type="simple" xlink:href="http://qttar.sourceforge.net/tw/qttar.html#HiddenFileTypes" text:style-name="Internet_20_link" text:visited-style-name="Visited_20_Internet_20_Link"><text:span text:style-name="T1">HiddenFileTypes</text:span></text:a><text:a xlink:type="simple" xlink:href="http://qttar.sourceforge.net/tw/qttar.html#HiddenFileTypes" text:style-name="Internet_20_link" text:visited-style-name="Visited_20_Internet_20_Link"><text:span text:style-name="T5">列舉</text:span></text:a></text:p>
        </text:list-item>
        <text:list-item>
          <text:p text:style-name="P27"><text:a xlink:type="simple" xlink:href="http://qttar.sourceforge.net/tw/qttar.html#HiddenFileInfo" text:style-name="Internet_20_link" text:visited-style-name="Visited_20_Internet_20_Link"><text:span text:style-name="T1">HiddenFileInfo</text:span></text:a><text:a xlink:type="simple" xlink:href="http://qttar.sourceforge.net/tw/qttar.html#HiddenFileInfo" text:style-name="Internet_20_link" text:visited-style-name="Visited_20_Internet_20_Link"><text:span text:style-name="T5">資料結構</text:span></text:a></text:p>
        </text:list-item>
      </text:list>
      <text:p text:style-name="P16"/>
      <text:p text:style-name="P22"/>
      <text:h text:style-name="P10" text:outline-level="3"><text:bookmark text:name="QtLzo"/><text:span text:style-name="T20">QtTAR</text:span><text:span text:style-name="T27">類別</text:span></text:h>
      <text:h text:style-name="P6" text:outline-level="4">功能</text:h>
      <text:p text:style-name="P3"><text:span text:style-name="T29">處理</text:span><text:span text:style-name="T22">TAR</text:span><text:span text:style-name="T29">的封裝數據。</text:span></text:p>
      <text:h text:style-name="P6" text:outline-level="4">宣告</text:h>
      <text:p text:style-name="P2"><text:span text:style-name="T9">class</text:span><text:span text:style-name="T11"> </text:span><text:span text:style-name="T9">QtTAR</text:span></text:p>
      <text:p text:style-name="P14">{</text:p>
      <text:p text:style-name="P15"><text:span text:style-name="T32"><text:s text:c="2"/></text:span><text:span text:style-name="T35">public</text:span><text:span text:style-name="T24">:</text:span></text:p>
      <text:p text:style-name="P15"><text:span text:style-name="T32"><text:s text:c="4"/></text:span><text:span text:style-name="T35">explicit</text:span><text:span text:style-name="T33"> <text:s text:c="6"/></text:span><text:span text:style-name="T37">QtTAR</text:span><text:span text:style-name="T33"> <text:s text:c="7"/></text:span><text:span text:style-name="T24">(</text:span><text:span text:style-name="T35">void</text:span><text:span text:style-name="T24">)</text:span><text:span text:style-name="T33"> </text:span><text:span text:style-name="T24">;</text:span></text:p>
      <text:p text:style-name="P15"><text:span text:style-name="T32"><text:s text:c="4"/></text:span><text:span text:style-name="T35">virtual</text:span><text:span text:style-name="T33"> <text:s text:c="6"/></text:span><text:span text:style-name="T24">~</text:span><text:span text:style-name="T31">QtTAR</text:span><text:span text:style-name="T33"> <text:s text:c="7"/></text:span><text:span text:style-name="T24">(</text:span><text:span text:style-name="T35">void</text:span><text:span text:style-name="T24">)</text:span><text:span text:style-name="T33"> </text:span><text:span text:style-name="T24">;</text:span></text:p>
      <text:p text:style-name="P15"><text:span text:style-name="T32"><text:s text:c="4"/></text:span><text:span text:style-name="T35">virtual</text:span><text:span text:style-name="T33"> </text:span><text:span text:style-name="T35">int</text:span><text:span text:style-name="T33"> <text:s text:c="3"/></text:span><text:span text:style-name="T31">BlockSize</text:span><text:span text:style-name="T33"> <text:s text:c="3"/></text:span><text:span text:style-name="T24">(</text:span><text:span text:style-name="T35">void</text:span><text:span text:style-name="T24">)</text:span><text:span text:style-name="T33"> </text:span><text:span text:style-name="T35">const</text:span><text:span text:style-name="T33"> </text:span><text:span text:style-name="T24">;</text:span></text:p>
      <text:p text:style-name="P15"><text:soft-page-break/><text:span text:style-name="T32"><text:s text:c="4"/></text:span><text:span text:style-name="T35">virtual</text:span><text:span text:style-name="T33"> </text:span><text:span text:style-name="T35">bool</text:span><text:span text:style-name="T33"> <text:s text:c="2"/></text:span><text:span text:style-name="T31">isBlock</text:span><text:span text:style-name="T33"> <text:s text:c="5"/></text:span><text:span text:style-name="T24">(</text:span><text:span text:style-name="T37">QByteArray</text:span><text:span text:style-name="T33"> </text:span><text:span text:style-name="T24">&amp;</text:span><text:span text:style-name="T33"> </text:span><text:span text:style-name="T24">block)</text:span><text:span text:style-name="T33"> </text:span><text:span text:style-name="T24">;</text:span></text:p>
      <text:p text:style-name="P15"><text:span text:style-name="T32"><text:s text:c="4"/></text:span><text:span text:style-name="T35">virtual</text:span><text:span text:style-name="T33"> </text:span><text:span text:style-name="T35">bool</text:span><text:span text:style-name="T33"> <text:s text:c="2"/></text:span><text:span text:style-name="T31">isPadding</text:span><text:span text:style-name="T33"> <text:s text:c="3"/></text:span><text:span text:style-name="T24">(</text:span><text:span text:style-name="T37">QByteArray</text:span><text:span text:style-name="T33"> </text:span><text:span text:style-name="T24">&amp;</text:span><text:span text:style-name="T33"> </text:span><text:span text:style-name="T24">block)</text:span><text:span text:style-name="T33"> </text:span><text:span text:style-name="T24">;</text:span></text:p>
      <text:p text:style-name="P15"><text:span text:style-name="T32"><text:s text:c="4"/></text:span><text:span text:style-name="T35">virtual</text:span><text:span text:style-name="T33"> </text:span><text:span text:style-name="T37">qint64</text:span><text:span text:style-name="T33"> </text:span><text:span text:style-name="T31">FileBlocks</text:span><text:span text:style-name="T33"> <text:s text:c="2"/></text:span><text:span text:style-name="T24">(</text:span><text:span text:style-name="T37">qint64</text:span><text:span text:style-name="T33"> </text:span><text:span text:style-name="T24">size)</text:span><text:span text:style-name="T33"> </text:span><text:span text:style-name="T24">;</text:span></text:p>
      <text:p text:style-name="P15"><text:span text:style-name="T32"><text:s text:c="4"/></text:span><text:span text:style-name="T35">virtual</text:span><text:span text:style-name="T33"> </text:span><text:span text:style-name="T35">int</text:span><text:span text:style-name="T33"> <text:s text:c="3"/></text:span><text:span text:style-name="T31">Checksum</text:span><text:span text:style-name="T33"> <text:s text:c="4"/></text:span><text:span text:style-name="T24">(</text:span><text:span text:style-name="T37">QByteArray</text:span><text:span text:style-name="T33"> </text:span><text:span text:style-name="T24">&amp;</text:span><text:span text:style-name="T33"> </text:span><text:span text:style-name="T24">block,</text:span><text:span text:style-name="T35">char</text:span><text:span text:style-name="T33"> </text:span><text:span text:style-name="T24">replace</text:span><text:span text:style-name="T33"> </text:span><text:span text:style-name="T24">=</text:span><text:span text:style-name="T33"> </text:span><text:span text:style-name="T40">'</text:span><text:span text:style-name="T33"> </text:span><text:span text:style-name="T40">'</text:span><text:span text:style-name="T24">)</text:span><text:span text:style-name="T33"> </text:span><text:span text:style-name="T24">;</text:span></text:p>
      <text:p text:style-name="P15"><text:span text:style-name="T32"><text:s text:c="4"/></text:span><text:span text:style-name="T35">virtual</text:span><text:span text:style-name="T33"> </text:span><text:span text:style-name="T35">bool</text:span><text:span text:style-name="T33"> <text:s text:c="2"/></text:span><text:span text:style-name="T31">Extract</text:span><text:span text:style-name="T33"> <text:s text:c="5"/></text:span><text:span text:style-name="T24">(</text:span><text:span text:style-name="T37">QByteArray</text:span><text:span text:style-name="T33"> </text:span><text:span text:style-name="T24">&amp;</text:span><text:span text:style-name="T33"> </text:span><text:span text:style-name="T24">block</text:span><text:span text:style-name="T33"> <text:s text:c="8"/></text:span><text:span text:style-name="T24">,</text:span><text:span text:style-name="T35">void</text:span><text:span text:style-name="T33"> <text:s text:c="6"/></text:span><text:span text:style-name="T24">*</text:span><text:span text:style-name="T33"> </text:span><text:span text:style-name="T24">hiddenFileInfo)</text:span><text:span text:style-name="T33"> </text:span><text:span text:style-name="T24">;</text:span><text:span text:style-name="T33"> </text:span><text:span text:style-name="T40">//</text:span><text:span text:style-name="T33"> </text:span><text:span text:style-name="T40">block</text:span><text:span text:style-name="T33"> </text:span><text:span text:style-name="T40">=&gt;</text:span><text:span text:style-name="T33"> </text:span><text:span text:style-name="T40">File</text:span></text:p>
      <text:p text:style-name="P15"><text:span text:style-name="T32"><text:s text:c="4"/></text:span><text:span text:style-name="T35">virtual</text:span><text:span text:style-name="T33"> </text:span><text:span text:style-name="T35">bool</text:span><text:span text:style-name="T33"> <text:s text:c="2"/></text:span><text:span text:style-name="T31">Bale</text:span><text:span text:style-name="T33"> <text:s text:c="8"/></text:span><text:span text:style-name="T24">(</text:span><text:span text:style-name="T35">void</text:span><text:span text:style-name="T33"> <text:s text:c="6"/></text:span><text:span text:style-name="T24">*</text:span><text:span text:style-name="T33"> </text:span><text:span text:style-name="T24">hiddenFileInfo,</text:span><text:span text:style-name="T37">QByteArray</text:span><text:span text:style-name="T33"> </text:span><text:span text:style-name="T24">&amp;</text:span><text:span text:style-name="T33"> </text:span><text:span text:style-name="T24">data</text:span><text:span text:style-name="T33"> <text:s text:c="9"/></text:span><text:span text:style-name="T24">)</text:span><text:span text:style-name="T33"> </text:span><text:span text:style-name="T24">;</text:span><text:span text:style-name="T33"> </text:span><text:span text:style-name="T40">//</text:span><text:span text:style-name="T33"> </text:span><text:span text:style-name="T40">File</text:span><text:span text:style-name="T33"> <text:s/></text:span><text:span text:style-name="T40">&lt;=</text:span><text:span text:style-name="T33"> </text:span><text:span text:style-name="T40">Data</text:span></text:p>
      <text:p text:style-name="P15"><text:span text:style-name="T32"><text:s text:c="2"/></text:span><text:span text:style-name="T35">protected</text:span><text:span text:style-name="T24">:</text:span></text:p>
      <text:p text:style-name="P15"><text:span text:style-name="T32"><text:s text:c="4"/></text:span><text:span text:style-name="T37">QString</text:span><text:span text:style-name="T33"> <text:s text:c="7"/></text:span><text:span text:style-name="T24">toOct</text:span><text:span text:style-name="T33"> <text:s text:c="7"/></text:span><text:span text:style-name="T24">(</text:span><text:span text:style-name="T35">int</text:span><text:span text:style-name="T33"> </text:span><text:span text:style-name="T24">checksum)</text:span><text:span text:style-name="T33"> </text:span><text:span text:style-name="T24">;</text:span></text:p>
      <text:p text:style-name="P15"><text:span text:style-name="T32"><text:s text:c="4"/></text:span><text:span text:style-name="T35">void</text:span><text:span text:style-name="T33"> <text:s text:c="10"/></text:span><text:span text:style-name="T24">PackOct</text:span><text:span text:style-name="T33"> <text:s text:c="5"/></text:span><text:span text:style-name="T24">(</text:span><text:span text:style-name="T35">char</text:span><text:span text:style-name="T33"> </text:span><text:span text:style-name="T24">*</text:span><text:span text:style-name="T33"> </text:span><text:span text:style-name="T24">buf,</text:span><text:span text:style-name="T37">qint64</text:span><text:span text:style-name="T33"> </text:span><text:span text:style-name="T24">size,</text:span><text:span text:style-name="T35">int</text:span><text:span text:style-name="T33"> </text:span><text:span text:style-name="T24">length)</text:span><text:span text:style-name="T33"> </text:span><text:span text:style-name="T24">;</text:span></text:p>
      <text:p text:style-name="P15"><text:span text:style-name="T32"><text:s text:c="4"/></text:span><text:span text:style-name="T37">qint64</text:span><text:span text:style-name="T33"> <text:s text:c="8"/></text:span><text:span text:style-name="T24">FromOct</text:span><text:span text:style-name="T33"> <text:s text:c="5"/></text:span><text:span text:style-name="T24">(</text:span><text:span text:style-name="T35">char</text:span><text:span text:style-name="T33"> </text:span><text:span text:style-name="T24">*</text:span><text:span text:style-name="T33"> </text:span><text:span text:style-name="T24">buf,</text:span><text:span text:style-name="T35">int</text:span><text:span text:style-name="T33"> </text:span><text:span text:style-name="T24">length)</text:span><text:span text:style-name="T33"> </text:span><text:span text:style-name="T24">;</text:span></text:p>
      <text:p text:style-name="P15"><text:span text:style-name="T32"><text:s text:c="2"/></text:span><text:span text:style-name="T35">private</text:span><text:span text:style-name="T24">:</text:span></text:p>
      <text:p text:style-name="P15"><text:span text:style-name="T32"><text:s text:c="4"/></text:span><text:span text:style-name="T35">void</text:span><text:span text:style-name="T33"> <text:s text:c="10"/></text:span><text:span text:style-name="T24">Copy</text:span><text:span text:style-name="T33"> <text:s text:c="8"/></text:span><text:span text:style-name="T24">(</text:span><text:span text:style-name="T35">char</text:span><text:span text:style-name="T33"> </text:span><text:span text:style-name="T24">*</text:span><text:span text:style-name="T33"> </text:span><text:span text:style-name="T24">buf,</text:span><text:span text:style-name="T37">QString</text:span><text:span text:style-name="T33"> </text:span><text:span text:style-name="T24">string)</text:span><text:span text:style-name="T33"> </text:span><text:span text:style-name="T24">;</text:span></text:p>
      <text:p text:style-name="P14">}<text:span text:style-name="T32"> </text:span>;</text:p>
      <text:p text:style-name="Text_20_body"/>
      <text:h text:style-name="P6" text:outline-level="4">說明</text:h>
      <text:p text:style-name="Text_20_body"/>
      <text:p text:style-name="P14"><text:span text:style-name="T34">int</text:span><text:span text:style-name="T32"> </text:span><text:span text:style-name="T30">BlockSize</text:span>(<text:span text:style-name="T34">void</text:span>)<text:span text:style-name="T32"> </text:span><text:span text:style-name="T34">const</text:span></text:p>
      <text:p text:style-name="P2"><text:line-break/><text:span text:style-name="T1">TAR</text:span><text:span text:style-name="T5">的封包大小，一般是</text:span><text:span text:style-name="T1">512</text:span><text:span text:style-name="T5">位元組。</text:span><text:line-break/></text:p>
      <text:p text:style-name="P14"><text:span text:style-name="T34">bool</text:span><text:span text:style-name="T32"> </text:span><text:span text:style-name="T30">isBlock</text:span>(<text:span text:style-name="T36">QByteArray</text:span><text:span text:style-name="T32"> </text:span>&amp;<text:span text:style-name="T32"> </text:span>block)</text:p>
      <text:p text:style-name="P2"><text:line-break/><text:span text:style-name="T5">檢查是否為</text:span><text:span text:style-name="T1">TAR</text:span><text:span text:style-name="T5">封包。</text:span><text:line-break/></text:p>
      <text:p text:style-name="P14"><text:span text:style-name="T34">bool</text:span><text:span text:style-name="T32"> </text:span><text:span text:style-name="T30">isPadding</text:span>(<text:span text:style-name="T36">QByteArray</text:span><text:span text:style-name="T32"> </text:span>&amp;<text:span text:style-name="T32"> </text:span>block)</text:p>
      <text:p text:style-name="P2"><text:span text:style-name="T5">檢查是否為填空封包。</text:span><text:line-break/></text:p>
      <text:p text:style-name="P14"><text:span text:style-name="T36">qint64</text:span><text:span text:style-name="T32"> </text:span><text:span text:style-name="T30">FileBlocks</text:span>(<text:span text:style-name="T36">qint64</text:span><text:span text:style-name="T32"> </text:span>size)</text:p>
      <text:p text:style-name="P2"><text:line-break/><text:soft-page-break/><text:span text:style-name="T5">將</text:span><text:span text:style-name="T1">size</text:span><text:span text:style-name="T5">轉換成</text:span><text:span text:style-name="T1">512</text:span><text:span text:style-name="T5">位元組對齊的數量。</text:span><text:span text:style-name="T1">TAR</text:span><text:span text:style-name="T5">檔案格式均必須是</text:span><text:span text:style-name="T1">512</text:span><text:span text:style-name="T5">位元組的倍數，這個函式把檔案大小轉換成</text:span><text:span text:style-name="T1">512</text:span><text:span text:style-name="T5">位元組對齊的數值。</text:span><text:line-break/></text:p>
      <text:p text:style-name="P14"><text:span text:style-name="T34">int</text:span><text:span text:style-name="T32"> </text:span><text:span text:style-name="T30">Checksum</text:span>(<text:span text:style-name="T36">QByteArray</text:span><text:span text:style-name="T32"> </text:span>&amp;<text:span text:style-name="T32"> </text:span>block,<text:span text:style-name="T34">char</text:span><text:span text:style-name="T32"> </text:span>replace<text:span text:style-name="T32"> </text:span>=<text:span text:style-name="T32"> </text:span><text:span text:style-name="T39">'</text:span><text:span text:style-name="T32"> </text:span><text:span text:style-name="T39">'</text:span>)</text:p>
      <text:p text:style-name="P2"><text:span text:style-name="T5">計算</text:span><text:span text:style-name="T1">TAR</text:span><text:span text:style-name="T5">封包</text:span><text:span text:style-name="T1">512</text:span><text:span text:style-name="T5">位元組的</text:span><text:span text:style-name="T1">Checksum</text:span><text:span text:style-name="T5">值。</text:span><text:line-break/></text:p>
      <text:p text:style-name="P14"><text:span text:style-name="T34">bool</text:span><text:span text:style-name="T32"> </text:span><text:span text:style-name="T30">Extract</text:span>(<text:span text:style-name="T36">QByteArray</text:span><text:span text:style-name="T32"> </text:span>&amp;<text:span text:style-name="T32"> </text:span>block,<text:span text:style-name="T34">void </text:span>*<text:span text:style-name="T32"> </text:span>hiddenFileInfo)</text:p>
      <text:p text:style-name="P2"><text:line-break/><text:span text:style-name="T5">將</text:span><text:span text:style-name="T1">TAR</text:span><text:span text:style-name="T5">封包數據解譯為檔案記錄資訊。</text:span><text:line-break/></text:p>
      <text:p text:style-name="P14"><text:span text:style-name="T34">bool</text:span><text:span text:style-name="T32"> </text:span><text:span text:style-name="T30">Bale</text:span>(<text:span text:style-name="T34">void </text:span>*<text:span text:style-name="T32"> </text:span>hiddenFileInfo,<text:span text:style-name="T36">QByteArray</text:span><text:span text:style-name="T32"> </text:span>&amp;<text:span text:style-name="T32"> </text:span>data)</text:p>
      <text:p text:style-name="P2"><text:span text:style-name="T5">將檔案記錄資訊封裝為</text:span><text:span text:style-name="T1">TAR</text:span><text:span text:style-name="T5">封包數據。</text:span><text:line-break/></text:p>
      <text:p text:style-name="P14"><text:span text:style-name="T36">QString</text:span><text:span text:style-name="T32"> </text:span>toOct(<text:span text:style-name="T34">int</text:span><text:span text:style-name="T32"> </text:span>checksum)</text:p>
      <text:p text:style-name="P2"><text:line-break/><text:span text:style-name="T5">將</text:span><text:span text:style-name="T1">Checksum</text:span><text:span text:style-name="T5">轉換成八進位字串。</text:span><text:line-break/></text:p>
      <text:p text:style-name="P14"><text:span text:style-name="T34">void</text:span><text:span text:style-name="T32"> </text:span>PackOct(<text:span text:style-name="T34">char</text:span><text:span text:style-name="T32"> </text:span>*<text:span text:style-name="T32"> </text:span>buf,<text:span text:style-name="T36">qint64</text:span><text:span text:style-name="T32"> </text:span>size,<text:span text:style-name="T34">int</text:span><text:span text:style-name="T32"> </text:span>length)</text:p>
      <text:p text:style-name="P2"><text:line-break/><text:span text:style-name="T5">將</text:span><text:span text:style-name="T1">size</text:span><text:span text:style-name="T5">數據封裝成八進位數值，並且複製到</text:span><text:span text:style-name="T1">buf</text:span><text:span text:style-name="T5">當中。</text:span><text:line-break/></text:p>
      <text:p text:style-name="P14"><text:span text:style-name="T36">qint64</text:span><text:span text:style-name="T32"> </text:span>FromOct(<text:span text:style-name="T34">char</text:span><text:span text:style-name="T32"> </text:span>*<text:span text:style-name="T32"> </text:span>buf,<text:span text:style-name="T34">int</text:span><text:span text:style-name="T32"> </text:span>length)</text:p>
      <text:p text:style-name="P2"><text:span text:style-name="T5">將</text:span><text:span text:style-name="T1">buf</text:span><text:span text:style-name="T5">以八進位格式轉換成</text:span><text:span text:style-name="T1">qint64</text:span><text:span text:style-name="T5">。</text:span><text:line-break/></text:p>
      <text:p text:style-name="P14"><text:span text:style-name="T34">void</text:span><text:span text:style-name="T32"> </text:span>Copy(<text:span text:style-name="T34">char</text:span><text:span text:style-name="T32"> </text:span>*<text:span text:style-name="T32"> </text:span>buf,<text:span text:style-name="T36">QString</text:span><text:span text:style-name="T32"> </text:span>string)</text:p>
      <text:p text:style-name="P2"><text:span text:style-name="T5">將</text:span><text:span text:style-name="T1">string</text:span><text:span text:style-name="T5">字串複製到</text:span><text:span text:style-name="T1">buf</text:span><text:span text:style-name="T5">當中。</text:span><text:line-break/></text:p>
      <text:p text:style-name="P22"/>
      <text:h text:style-name="P10" text:outline-level="3"><text:bookmark text:name="ScriptableLzo"/><text:span text:style-name="T20">QtTarBall</text:span><text:span text:style-name="T27">類別</text:span></text:h>
      <text:h text:style-name="P6" text:outline-level="4">功能</text:h>
      <text:p text:style-name="P3"><text:span text:style-name="T29">處理</text:span><text:span text:style-name="T22">TarBall</text:span><text:span text:style-name="T29">檔案內容，一般的</text:span><text:span text:style-name="T22">TAR</text:span><text:span text:style-name="T29">檔案處理需要繼承這個類別。</text:span></text:p>
      <text:h text:style-name="P6" text:outline-level="4"><text:soft-page-break/>宣告</text:h>
      <text:p text:style-name="P2"/>
      <text:p text:style-name="P14"><text:span text:style-name="T34">class</text:span><text:span text:style-name="T32"> </text:span><text:span text:style-name="T36">QtTarBall</text:span><text:span text:style-name="T32"> </text:span>:<text:span text:style-name="T32"> </text:span><text:span text:style-name="T34">public</text:span><text:span text:style-name="T32"> </text:span><text:span text:style-name="T36">QtTAR</text:span></text:p>
      <text:p text:style-name="P14">{</text:p>
      <text:p text:style-name="P15"><text:span text:style-name="T32"><text:s text:c="2"/></text:span><text:span text:style-name="T35">public</text:span><text:span text:style-name="T24">:</text:span></text:p>
      <text:p text:style-name="P15"><text:span text:style-name="T32"><text:s text:c="4"/></text:span><text:span text:style-name="T35">explicit</text:span><text:span text:style-name="T33"> <text:s text:c="6"/></text:span><text:span text:style-name="T37">QtTarBall</text:span><text:span text:style-name="T33"> <text:s text:c="7"/></text:span><text:span text:style-name="T24">(</text:span><text:span text:style-name="T35">void</text:span><text:span text:style-name="T24">)</text:span><text:span text:style-name="T33"> </text:span><text:span text:style-name="T24">;</text:span></text:p>
      <text:p text:style-name="P15"><text:span text:style-name="T32"><text:s text:c="4"/></text:span><text:span text:style-name="T35">virtual</text:span><text:span text:style-name="T33"> <text:s text:c="6"/></text:span><text:span text:style-name="T24">~</text:span><text:span text:style-name="T31">QtTarBall</text:span><text:span text:style-name="T33"> <text:s text:c="7"/></text:span><text:span text:style-name="T24">(</text:span><text:span text:style-name="T35">void</text:span><text:span text:style-name="T24">)</text:span><text:span text:style-name="T33"> </text:span><text:span text:style-name="T24">;</text:span></text:p>
      <text:p text:style-name="P15"><text:span text:style-name="T32"><text:s text:c="4"/></text:span><text:span text:style-name="T35">virtual</text:span><text:span text:style-name="T33"> </text:span><text:span text:style-name="T35">bool</text:span><text:span text:style-name="T33"> <text:s text:c="2"/></text:span><text:span text:style-name="T31">List</text:span><text:span text:style-name="T33"> <text:s text:c="12"/></text:span><text:span text:style-name="T24">(</text:span><text:span text:style-name="T37">QDir</text:span><text:span text:style-name="T33"> </text:span><text:span text:style-name="T24">root,</text:span><text:span text:style-name="T37">QIODevice</text:span><text:span text:style-name="T33"> </text:span><text:span text:style-name="T24">&amp;</text:span><text:span text:style-name="T33"> </text:span><text:span text:style-name="T24">IO)</text:span><text:span text:style-name="T33"> </text:span><text:span text:style-name="T24">;</text:span></text:p>
      <text:p text:style-name="P15"><text:span text:style-name="T32"><text:s text:c="4"/></text:span><text:span text:style-name="T35">virtual</text:span><text:span text:style-name="T33"> </text:span><text:span text:style-name="T35">bool</text:span><text:span text:style-name="T33"> <text:s text:c="2"/></text:span><text:span text:style-name="T31">List</text:span><text:span text:style-name="T33"> <text:s text:c="12"/></text:span><text:span text:style-name="T24">(</text:span><text:span text:style-name="T37">QDir</text:span><text:span text:style-name="T33"> </text:span><text:span text:style-name="T24">root,</text:span><text:span text:style-name="T37">QString</text:span><text:span text:style-name="T33"> </text:span><text:span text:style-name="T24">filename)</text:span><text:span text:style-name="T33"> </text:span><text:span text:style-name="T24">;</text:span></text:p>
      <text:p text:style-name="P15"><text:span text:style-name="T32"><text:s text:c="4"/></text:span><text:span text:style-name="T35">virtual</text:span><text:span text:style-name="T33"> </text:span><text:span text:style-name="T35">bool</text:span><text:span text:style-name="T33"> <text:s text:c="2"/></text:span><text:span text:style-name="T31">Extract</text:span><text:span text:style-name="T33"> <text:s text:c="9"/></text:span><text:span text:style-name="T24">(</text:span><text:span text:style-name="T37">QDir</text:span><text:span text:style-name="T33"> </text:span><text:span text:style-name="T24">root,</text:span><text:span text:style-name="T37">QIODevice</text:span><text:span text:style-name="T33"> </text:span><text:span text:style-name="T24">&amp;</text:span><text:span text:style-name="T33"> </text:span><text:span text:style-name="T24">IO)</text:span><text:span text:style-name="T33"> </text:span><text:span text:style-name="T24">;</text:span></text:p>
      <text:p text:style-name="P15"><text:span text:style-name="T32"><text:s text:c="4"/></text:span><text:span text:style-name="T35">virtual</text:span><text:span text:style-name="T33"> </text:span><text:span text:style-name="T35">bool</text:span><text:span text:style-name="T33"> <text:s text:c="2"/></text:span><text:span text:style-name="T31">Extract</text:span><text:span text:style-name="T33"> <text:s text:c="9"/></text:span><text:span text:style-name="T24">(</text:span><text:span text:style-name="T37">QDir</text:span><text:span text:style-name="T33"> </text:span><text:span text:style-name="T24">root,</text:span><text:span text:style-name="T37">QString</text:span><text:span text:style-name="T33"> </text:span><text:span text:style-name="T24">filename)</text:span><text:span text:style-name="T33"> </text:span><text:span text:style-name="T24">;</text:span></text:p>
      <text:p text:style-name="P15"><text:span text:style-name="T32"><text:s text:c="4"/></text:span><text:span text:style-name="T35">virtual</text:span><text:span text:style-name="T33"> </text:span><text:span text:style-name="T35">bool</text:span><text:span text:style-name="T33"> <text:s text:c="2"/></text:span><text:span text:style-name="T31">TarBall</text:span><text:span text:style-name="T33"> <text:s text:c="9"/></text:span><text:span text:style-name="T24">(</text:span><text:span text:style-name="T37">QIODevice</text:span><text:span text:style-name="T33"> </text:span><text:span text:style-name="T24">&amp;</text:span><text:span text:style-name="T33"> </text:span><text:span text:style-name="T24">IO,</text:span><text:span text:style-name="T37">QDir</text:span><text:span text:style-name="T33"> </text:span><text:span text:style-name="T24">root,</text:span><text:span text:style-name="T37">QDir</text:span><text:span text:style-name="T33"> </text:span><text:span text:style-name="T24">source,</text:span><text:span text:style-name="T35">bool</text:span><text:span text:style-name="T33"> </text:span><text:span text:style-name="T24">recursive</text:span><text:span text:style-name="T33"> </text:span><text:span text:style-name="T24">=</text:span><text:span text:style-name="T33"> </text:span><text:span text:style-name="T35">true</text:span><text:span text:style-name="T24">)</text:span><text:span text:style-name="T33"> </text:span><text:span text:style-name="T24">;</text:span></text:p>
      <text:p text:style-name="P15"><text:span text:style-name="T32"><text:s text:c="4"/></text:span><text:span text:style-name="T35">virtual</text:span><text:span text:style-name="T33"> </text:span><text:span text:style-name="T35">bool</text:span><text:span text:style-name="T33"> <text:s text:c="2"/></text:span><text:span text:style-name="T31">TarBall</text:span><text:span text:style-name="T33"> <text:s text:c="9"/></text:span><text:span text:style-name="T24">(</text:span><text:span text:style-name="T37">QString</text:span><text:span text:style-name="T33"> </text:span><text:span text:style-name="T24">filename,</text:span><text:span text:style-name="T37">QDir</text:span><text:span text:style-name="T33"> </text:span><text:span text:style-name="T24">root,</text:span><text:span text:style-name="T37">QDir</text:span><text:span text:style-name="T33"> </text:span><text:span text:style-name="T24">source,</text:span><text:span text:style-name="T35">bool</text:span><text:span text:style-name="T33"> </text:span><text:span text:style-name="T24">recursive</text:span><text:span text:style-name="T33"> </text:span><text:span text:style-name="T24">=</text:span><text:span text:style-name="T33"> </text:span><text:span text:style-name="T35">true</text:span><text:span text:style-name="T24">)</text:span><text:span text:style-name="T33"> </text:span><text:span text:style-name="T24">;</text:span></text:p>
      <text:p text:style-name="P15"><text:span text:style-name="T32"><text:s text:c="2"/></text:span><text:span text:style-name="T35">protected</text:span><text:span text:style-name="T24">:</text:span></text:p>
      <text:p text:style-name="P15"><text:span text:style-name="T32"><text:s text:c="4"/></text:span><text:span text:style-name="T35">virtual</text:span><text:span text:style-name="T33"> </text:span><text:span text:style-name="T35">bool</text:span><text:span text:style-name="T33"> <text:s text:c="2"/></text:span><text:span text:style-name="T31">Interval</text:span><text:span text:style-name="T33"> <text:s text:c="8"/></text:span><text:span text:style-name="T24">(</text:span><text:span text:style-name="T35">void</text:span><text:span text:style-name="T24">)</text:span><text:span text:style-name="T33"> </text:span><text:span text:style-name="T24">;</text:span></text:p>
      <text:p text:style-name="P15"><text:span text:style-name="T32"><text:s text:c="4"/></text:span><text:span text:style-name="T35">virtual</text:span><text:span text:style-name="T33"> </text:span><text:span text:style-name="T35">void</text:span><text:span text:style-name="T33"> <text:s text:c="2"/></text:span><text:span text:style-name="T31">Report</text:span><text:span text:style-name="T33"> <text:s text:c="10"/></text:span><text:span text:style-name="T24">(</text:span><text:span text:style-name="T35">void</text:span><text:span text:style-name="T33"> </text:span><text:span text:style-name="T24">*</text:span><text:span text:style-name="T33"> </text:span><text:span text:style-name="T24">hiddenFileInfo)</text:span><text:span text:style-name="T33"> </text:span><text:span text:style-name="T24">;</text:span></text:p>
      <text:p text:style-name="P15"><text:span text:style-name="T32"><text:s text:c="4"/></text:span><text:span text:style-name="T35">virtual</text:span><text:span text:style-name="T33"> </text:span><text:span text:style-name="T35">bool</text:span><text:span text:style-name="T33"> <text:s text:c="2"/></text:span><text:span text:style-name="T31">ListFile</text:span><text:span text:style-name="T33"> <text:s text:c="8"/></text:span><text:span text:style-name="T24">(</text:span><text:span text:style-name="T37">QDir</text:span><text:span text:style-name="T33"> </text:span><text:span text:style-name="T24">root,</text:span><text:span text:style-name="T37">QIODevice</text:span><text:span text:style-name="T33"> </text:span><text:span text:style-name="T24">&amp;</text:span><text:span text:style-name="T33"> </text:span><text:span text:style-name="T24">IO,</text:span><text:span text:style-name="T35">void</text:span><text:span text:style-name="T33"> </text:span><text:span text:style-name="T24">*</text:span><text:span text:style-name="T33"> </text:span><text:span text:style-name="T24">hiddenFileInfo)</text:span><text:span text:style-name="T33"> </text:span><text:span text:style-name="T24">;</text:span></text:p>
      <text:p text:style-name="P15"><text:span text:style-name="T32"><text:s text:c="4"/></text:span><text:span text:style-name="T35">virtual</text:span><text:span text:style-name="T33"> </text:span><text:span text:style-name="T35">bool</text:span><text:span text:style-name="T33"> <text:s text:c="2"/></text:span><text:span text:style-name="T31">Extract</text:span><text:span text:style-name="T33"> <text:s text:c="9"/></text:span><text:span text:style-name="T24">(</text:span><text:span text:style-name="T37">QDir</text:span><text:span text:style-name="T33"> </text:span><text:span text:style-name="T24">root,</text:span><text:span text:style-name="T37">QIODevice</text:span><text:span text:style-name="T33"> </text:span><text:span text:style-name="T24">&amp;</text:span><text:span text:style-name="T33"> </text:span><text:span text:style-name="T24">IO,</text:span><text:span text:style-name="T35">void</text:span><text:span text:style-name="T33"> </text:span><text:span text:style-name="T24">*</text:span><text:span text:style-name="T33"> </text:span><text:span text:style-name="T24">hiddenFileInfo)</text:span><text:span text:style-name="T33"> </text:span><text:span text:style-name="T24">;</text:span></text:p>
      <text:p text:style-name="P15"><text:span text:style-name="T32"><text:s text:c="4"/></text:span><text:span text:style-name="T35">virtual</text:span><text:span text:style-name="T33"> </text:span><text:span text:style-name="T35">bool</text:span><text:span text:style-name="T33"> <text:s text:c="2"/></text:span><text:span text:style-name="T31">Read</text:span><text:span text:style-name="T33"> <text:s text:c="12"/></text:span><text:span text:style-name="T24">(</text:span><text:span text:style-name="T37">QIODevice</text:span><text:span text:style-name="T33"> </text:span><text:span text:style-name="T24">&amp;</text:span><text:span text:style-name="T33"> </text:span><text:span text:style-name="T24">IO,</text:span><text:span text:style-name="T37">QByteArray</text:span><text:span text:style-name="T33"> </text:span><text:span text:style-name="T24">&amp;</text:span><text:span text:style-name="T33"> </text:span><text:span text:style-name="T24">data,</text:span><text:span text:style-name="T37">qint64</text:span><text:span text:style-name="T33"> </text:span><text:span text:style-name="T24">size)</text:span><text:span text:style-name="T33"> </text:span><text:span text:style-name="T24">;</text:span></text:p>
      <text:p text:style-name="P15"><text:span text:style-name="T32"><text:s text:c="4"/></text:span><text:span text:style-name="T35">virtual</text:span><text:span text:style-name="T33"> </text:span><text:span text:style-name="T35">bool</text:span><text:span text:style-name="T33"> <text:s text:c="2"/></text:span><text:span text:style-name="T31">Skip</text:span><text:span text:style-name="T33"> <text:s text:c="12"/></text:span><text:span text:style-name="T24">(</text:span><text:span text:style-name="T37">QIODevice</text:span><text:span text:style-name="T33"> </text:span><text:span text:style-name="T24">&amp;</text:span><text:span text:style-name="T33"> </text:span><text:span text:style-name="T24">IO,</text:span><text:span text:style-name="T37">qint64</text:span><text:span text:style-name="T33"> </text:span><text:span text:style-name="T24">size)</text:span><text:span text:style-name="T33"> </text:span><text:span text:style-name="T24">;</text:span></text:p>
      <text:p text:style-name="P15"><text:span text:style-name="T32"><text:s text:c="4"/></text:span><text:span text:style-name="T35">virtual</text:span><text:span text:style-name="T33"> </text:span><text:span text:style-name="T35">bool</text:span><text:span text:style-name="T33"> <text:s text:c="2"/></text:span><text:span text:style-name="T31">Write</text:span><text:span text:style-name="T33"> <text:s text:c="11"/></text:span><text:span text:style-name="T24">(</text:span><text:span text:style-name="T37">QIODevice</text:span><text:span text:style-name="T33"> </text:span><text:span text:style-name="T24">&amp;</text:span><text:span text:style-name="T33"> </text:span><text:span text:style-name="T24">IO,</text:span><text:span text:style-name="T37">QByteArray</text:span><text:span text:style-name="T33"> </text:span><text:span text:style-name="T24">&amp;</text:span><text:span text:style-name="T33"> </text:span><text:span text:style-name="T24">data)</text:span><text:span text:style-name="T33"> </text:span><text:span text:style-name="T24">;</text:span></text:p>
      <text:p text:style-name="P15"><text:span text:style-name="T32"><text:s text:c="4"/></text:span><text:span text:style-name="T35">virtual</text:span><text:span text:style-name="T33"> </text:span><text:span text:style-name="T35">bool</text:span><text:span text:style-name="T33"> <text:s text:c="2"/></text:span><text:span text:style-name="T31">WriteClose</text:span><text:span text:style-name="T33"> <text:s text:c="6"/></text:span><text:span text:style-name="T24">(</text:span><text:span text:style-name="T37">QIODevice</text:span><text:span text:style-name="T33"> </text:span><text:span text:style-name="T24">&amp;</text:span><text:span text:style-name="T33"> </text:span><text:span text:style-name="T24">IO)</text:span><text:span text:style-name="T33"> </text:span><text:span text:style-name="T24">;</text:span></text:p>
      <text:p text:style-name="P15"><text:span text:style-name="T32"><text:s text:c="4"/></text:span><text:span text:style-name="T35">virtual</text:span><text:span text:style-name="T33"> </text:span><text:span text:style-name="T35">bool</text:span><text:span text:style-name="T33"> <text:s text:c="2"/></text:span><text:span text:style-name="T31">WriteFile</text:span><text:span text:style-name="T33"> <text:s text:c="7"/></text:span><text:span text:style-name="T24">(</text:span><text:span text:style-name="T37">QIODevice</text:span><text:span text:style-name="T33"> </text:span><text:span text:style-name="T24">&amp;</text:span><text:span text:style-name="T33"> </text:span><text:span text:style-name="T24">IO,</text:span><text:span text:style-name="T37">QFileInfo</text:span><text:span text:style-name="T33"> </text:span><text:span text:style-name="T24">&amp;</text:span><text:span text:style-name="T33"> </text:span><text:span text:style-name="T24">file)</text:span><text:span text:style-name="T33"> </text:span><text:span text:style-name="T24">;</text:span></text:p>
      <text:p text:style-name="P15"><text:span text:style-name="T32"><text:s text:c="4"/></text:span><text:span text:style-name="T35">virtual</text:span><text:span text:style-name="T33"> </text:span><text:span text:style-name="T35">bool</text:span><text:span text:style-name="T33"> <text:s text:c="2"/></text:span><text:span text:style-name="T31">ExtractFile</text:span><text:span text:style-name="T33"> <text:s text:c="5"/></text:span><text:span text:style-name="T24">(</text:span><text:span text:style-name="T37">QDir</text:span><text:span text:style-name="T33"> </text:span><text:span text:style-name="T24">root,</text:span><text:span text:style-name="T37">QIODevice</text:span><text:span text:style-name="T33"> </text:span><text:span text:style-name="T24">&amp;</text:span><text:span text:style-name="T33"> </text:span><text:span text:style-name="T24">IO,</text:span><text:span text:style-name="T35">void</text:span><text:span text:style-name="T33"> </text:span><text:span text:style-name="T24">*</text:span><text:span text:style-name="T33"> </text:span><text:span text:style-name="T24">hiddenFileInfo)</text:span><text:span text:style-name="T33"> </text:span><text:span text:style-name="T24">;</text:span></text:p>
      <text:p text:style-name="P15"><text:span text:style-name="T32"><text:s text:c="4"/></text:span><text:span text:style-name="T35">virtual</text:span><text:span text:style-name="T33"> </text:span><text:span text:style-name="T35">bool</text:span><text:span text:style-name="T33"> <text:s text:c="2"/></text:span><text:span text:style-name="T31">ExtractDir</text:span><text:span text:style-name="T33"> <text:s text:c="6"/></text:span><text:span text:style-name="T24">(</text:span><text:span text:style-name="T37">QDir</text:span><text:span text:style-name="T33"> </text:span><text:span text:style-name="T24">root,</text:span><text:span text:style-name="T37">QIODevice</text:span><text:span text:style-name="T33"> </text:span><text:span text:style-name="T24">&amp;</text:span><text:span text:style-name="T33"> </text:span><text:span text:style-name="T24">IO,</text:span><text:span text:style-name="T35">void</text:span><text:span text:style-name="T33"> </text:span><text:span text:style-name="T24">*</text:span><text:span text:style-name="T33"> </text:span><text:span text:style-name="T24">hiddenFileInfo)</text:span><text:span text:style-name="T33"> </text:span><text:span text:style-name="T24">;</text:span></text:p>
      <text:p text:style-name="P15"><text:soft-page-break/><text:span text:style-name="T32"><text:s text:c="4"/></text:span><text:span text:style-name="T35">virtual</text:span><text:span text:style-name="T33"> </text:span><text:span text:style-name="T35">bool</text:span><text:span text:style-name="T33"> <text:s text:c="2"/></text:span><text:span text:style-name="T31">ExtractLink</text:span><text:span text:style-name="T33"> <text:s text:c="5"/></text:span><text:span text:style-name="T24">(</text:span><text:span text:style-name="T37">QDir</text:span><text:span text:style-name="T33"> </text:span><text:span text:style-name="T24">root,</text:span><text:span text:style-name="T37">QIODevice</text:span><text:span text:style-name="T33"> </text:span><text:span text:style-name="T24">&amp;</text:span><text:span text:style-name="T33"> </text:span><text:span text:style-name="T24">IO,</text:span><text:span text:style-name="T35">void</text:span><text:span text:style-name="T33"> </text:span><text:span text:style-name="T24">*</text:span><text:span text:style-name="T33"> </text:span><text:span text:style-name="T24">hiddenFileInfo)</text:span><text:span text:style-name="T33"> </text:span><text:span text:style-name="T24">;</text:span></text:p>
      <text:p text:style-name="P15"><text:span text:style-name="T32"><text:s text:c="4"/></text:span><text:span text:style-name="T35">virtual</text:span><text:span text:style-name="T33"> </text:span><text:span text:style-name="T35">bool</text:span><text:span text:style-name="T33"> <text:s text:c="2"/></text:span><text:span text:style-name="T31">ExtractDEVs</text:span><text:span text:style-name="T33"> <text:s text:c="5"/></text:span><text:span text:style-name="T24">(</text:span><text:span text:style-name="T37">QDir</text:span><text:span text:style-name="T33"> </text:span><text:span text:style-name="T24">root,</text:span><text:span text:style-name="T37">QIODevice</text:span><text:span text:style-name="T33"> </text:span><text:span text:style-name="T24">&amp;</text:span><text:span text:style-name="T33"> </text:span><text:span text:style-name="T24">IO,</text:span><text:span text:style-name="T35">void</text:span><text:span text:style-name="T33"> </text:span><text:span text:style-name="T24">*</text:span><text:span text:style-name="T33"> </text:span><text:span text:style-name="T24">hiddenFileInfo)</text:span><text:span text:style-name="T33"> </text:span><text:span text:style-name="T24">;</text:span></text:p>
      <text:p text:style-name="P15"><text:span text:style-name="T32"><text:s text:c="4"/></text:span><text:span text:style-name="T35">virtual</text:span><text:span text:style-name="T33"> </text:span><text:span text:style-name="T35">bool</text:span><text:span text:style-name="T33"> <text:s text:c="2"/></text:span><text:span text:style-name="T31">ExtractNext</text:span><text:span text:style-name="T33"> <text:s text:c="5"/></text:span><text:span text:style-name="T24">(</text:span><text:span text:style-name="T37">QDir</text:span><text:span text:style-name="T33"> </text:span><text:span text:style-name="T24">root,</text:span><text:span text:style-name="T37">QIODevice</text:span><text:span text:style-name="T33"> </text:span><text:span text:style-name="T24">&amp;</text:span><text:span text:style-name="T33"> </text:span><text:span text:style-name="T24">IO,</text:span><text:span text:style-name="T35">void</text:span><text:span text:style-name="T33"> </text:span><text:span text:style-name="T24">*</text:span><text:span text:style-name="T33"> </text:span><text:span text:style-name="T24">hiddenFileInfo)</text:span><text:span text:style-name="T33"> </text:span><text:span text:style-name="T24">;</text:span></text:p>
      <text:p text:style-name="P15"><text:span text:style-name="T32"><text:s text:c="4"/></text:span><text:span text:style-name="T35">virtual</text:span><text:span text:style-name="T33"> </text:span><text:span text:style-name="T35">bool</text:span><text:span text:style-name="T33"> <text:s text:c="2"/></text:span><text:span text:style-name="T31">ExtractEXT</text:span><text:span text:style-name="T33"> <text:s text:c="6"/></text:span><text:span text:style-name="T24">(</text:span><text:span text:style-name="T37">QDir</text:span><text:span text:style-name="T33"> </text:span><text:span text:style-name="T24">root,</text:span><text:span text:style-name="T37">QIODevice</text:span><text:span text:style-name="T33"> </text:span><text:span text:style-name="T24">&amp;</text:span><text:span text:style-name="T33"> </text:span><text:span text:style-name="T24">IO,</text:span><text:span text:style-name="T35">void</text:span><text:span text:style-name="T33"> </text:span><text:span text:style-name="T24">*</text:span><text:span text:style-name="T33"> </text:span><text:span text:style-name="T24">hiddenFileInfo)</text:span><text:span text:style-name="T33"> </text:span><text:span text:style-name="T24">;</text:span></text:p>
      <text:p text:style-name="P15"><text:span text:style-name="T32"><text:s text:c="4"/></text:span><text:span text:style-name="T35">virtual</text:span><text:span text:style-name="T33"> </text:span><text:span text:style-name="T35">bool</text:span><text:span text:style-name="T33"> <text:s text:c="2"/></text:span><text:span text:style-name="T31">setFileTime</text:span><text:span text:style-name="T33"> <text:s text:c="5"/></text:span><text:span text:style-name="T24">(</text:span><text:span text:style-name="T37">QDir</text:span><text:span text:style-name="T33"> </text:span><text:span text:style-name="T24">root,</text:span><text:span text:style-name="T37">QIODevice</text:span><text:span text:style-name="T33"> </text:span><text:span text:style-name="T24">&amp;</text:span><text:span text:style-name="T33"> </text:span><text:span text:style-name="T24">IO,</text:span><text:span text:style-name="T35">void</text:span><text:span text:style-name="T33"> </text:span><text:span text:style-name="T24">*</text:span><text:span text:style-name="T33"> </text:span><text:span text:style-name="T24">hiddenFileInfo)</text:span><text:span text:style-name="T33"> </text:span><text:span text:style-name="T24">;</text:span></text:p>
      <text:p text:style-name="P15"><text:span text:style-name="T32"><text:s text:c="4"/></text:span><text:span text:style-name="T35">virtual</text:span><text:span text:style-name="T33"> </text:span><text:span text:style-name="T35">bool</text:span><text:span text:style-name="T33"> <text:s text:c="2"/></text:span><text:span text:style-name="T31">setFileMode</text:span><text:span text:style-name="T33"> <text:s text:c="5"/></text:span><text:span text:style-name="T24">(</text:span><text:span text:style-name="T37">QDir</text:span><text:span text:style-name="T33"> </text:span><text:span text:style-name="T24">root,</text:span><text:span text:style-name="T37">QIODevice</text:span><text:span text:style-name="T33"> </text:span><text:span text:style-name="T24">&amp;</text:span><text:span text:style-name="T33"> </text:span><text:span text:style-name="T24">IO,</text:span><text:span text:style-name="T35">void</text:span><text:span text:style-name="T33"> </text:span><text:span text:style-name="T24">*</text:span><text:span text:style-name="T33"> </text:span><text:span text:style-name="T24">hiddenFileInfo)</text:span><text:span text:style-name="T33"> </text:span><text:span text:style-name="T24">;</text:span></text:p>
      <text:p text:style-name="P15"><text:span text:style-name="T32"><text:s text:c="4"/></text:span><text:span text:style-name="T35">virtual</text:span><text:span text:style-name="T33"> </text:span><text:span text:style-name="T37">QFileInfoList</text:span><text:span text:style-name="T33"> </text:span><text:span text:style-name="T31">Listing</text:span><text:span text:style-name="T33"> <text:s text:c="2"/></text:span><text:span text:style-name="T24">(</text:span><text:span text:style-name="T37">QDir</text:span><text:span text:style-name="T33"> </text:span><text:span text:style-name="T24">&amp;</text:span><text:span text:style-name="T33"> </text:span><text:span text:style-name="T24">root,</text:span><text:span text:style-name="T37">QDir</text:span><text:span text:style-name="T33"> </text:span><text:span text:style-name="T24">source)</text:span><text:span text:style-name="T33"> </text:span><text:span text:style-name="T24">;</text:span></text:p>
      <text:p text:style-name="P15"><text:span text:style-name="T32"><text:s text:c="4"/></text:span><text:span text:style-name="T35">virtual</text:span><text:span text:style-name="T33"> </text:span><text:span text:style-name="T35">bool</text:span><text:span text:style-name="T33"> <text:s text:c="2"/></text:span><text:span text:style-name="T31">WriteTAR</text:span><text:span text:style-name="T33"> <text:s text:c="8"/></text:span><text:span text:style-name="T24">(</text:span><text:span text:style-name="T37">QIODevice</text:span><text:span text:style-name="T33"> </text:span><text:span text:style-name="T24">&amp;</text:span><text:span text:style-name="T33"> </text:span><text:span text:style-name="T24">IO,</text:span><text:span text:style-name="T37">QDir</text:span><text:span text:style-name="T33"> </text:span><text:span text:style-name="T24">&amp;</text:span><text:span text:style-name="T33"> </text:span><text:span text:style-name="T24">root,</text:span><text:span text:style-name="T37">QFileInfo</text:span><text:span text:style-name="T33"> </text:span><text:span text:style-name="T24">&amp;</text:span><text:span text:style-name="T33"> </text:span><text:span text:style-name="T24">file)</text:span><text:span text:style-name="T33"> </text:span><text:span text:style-name="T24">;</text:span></text:p>
      <text:p text:style-name="P15"><text:span text:style-name="T32"><text:s text:c="4"/></text:span><text:span text:style-name="T35">virtual</text:span><text:span text:style-name="T33"> </text:span><text:span text:style-name="T35">bool</text:span><text:span text:style-name="T33"> <text:s text:c="2"/></text:span><text:span text:style-name="T31">ToHiddenFileInfo</text:span><text:span text:style-name="T33"> </text:span><text:span text:style-name="T24">(</text:span><text:span text:style-name="T37">QDir</text:span><text:span text:style-name="T33"> </text:span><text:span text:style-name="T24">&amp;</text:span><text:span text:style-name="T33"> </text:span><text:span text:style-name="T24">root,</text:span><text:span text:style-name="T37">QFileInfo</text:span><text:span text:style-name="T33"> </text:span><text:span text:style-name="T24">&amp;</text:span><text:span text:style-name="T33"> </text:span><text:span text:style-name="T24">file,</text:span><text:span text:style-name="T35">void</text:span><text:span text:style-name="T33"> </text:span><text:span text:style-name="T24">*</text:span><text:span text:style-name="T33"> </text:span><text:span text:style-name="T24">hiddenFileInfo)</text:span><text:span text:style-name="T33"> </text:span><text:span text:style-name="T24">;</text:span></text:p>
      <text:p text:style-name="P15"><text:span text:style-name="T32"><text:s text:c="4"/></text:span><text:span text:style-name="T35">virtual</text:span><text:span text:style-name="T33"> </text:span><text:span text:style-name="T35">void</text:span><text:span text:style-name="T33"> </text:span><text:span text:style-name="T24">*</text:span><text:span text:style-name="T33"> </text:span><text:span text:style-name="T31">NewHiddenFile</text:span><text:span text:style-name="T33"> <text:s text:c="3"/></text:span><text:span text:style-name="T24">(</text:span><text:span text:style-name="T35">void</text:span><text:span text:style-name="T24">)</text:span><text:span text:style-name="T33"> </text:span><text:span text:style-name="T24">;</text:span></text:p>
      <text:p text:style-name="P15"><text:span text:style-name="T32"><text:s text:c="4"/></text:span><text:span text:style-name="T35">virtual</text:span><text:span text:style-name="T33"> </text:span><text:span text:style-name="T35">void</text:span><text:span text:style-name="T33"> <text:s text:c="2"/></text:span><text:span text:style-name="T31">CleanHiddenFile</text:span><text:span text:style-name="T33"> <text:s/></text:span><text:span text:style-name="T24">(</text:span><text:span text:style-name="T35">void</text:span><text:span text:style-name="T33"> </text:span><text:span text:style-name="T24">*</text:span><text:span text:style-name="T33"> </text:span><text:span text:style-name="T24">hiddenFileInfo)</text:span><text:span text:style-name="T33"> </text:span><text:span text:style-name="T24">;</text:span></text:p>
      <text:p text:style-name="P15"><text:span text:style-name="T32"><text:s text:c="2"/></text:span><text:span text:style-name="T35">private</text:span><text:span text:style-name="T24">:</text:span></text:p>
      <text:p text:style-name="P14">}<text:span text:style-name="T32"> </text:span>;</text:p>
      <text:h text:style-name="P6" text:outline-level="4">說明</text:h>
      <text:p text:style-name="Text_20_body"/>
      <text:p text:style-name="P14"><text:span text:style-name="T34">bool</text:span><text:span text:style-name="T32"> </text:span><text:span text:style-name="T30">List</text:span>(<text:span text:style-name="T36">QDir</text:span><text:span text:style-name="T32"> </text:span>root,<text:span text:style-name="T36">QIODevice</text:span><text:span text:style-name="T32"> </text:span>&amp;<text:span text:style-name="T32"> </text:span>IO)</text:p>
      <text:p text:style-name="P2"><text:line-break/><text:span text:style-name="T5">對</text:span><text:span text:style-name="T1">TAR</text:span><text:span text:style-name="T5">檔</text:span><text:span text:style-name="T1">IO</text:span><text:span text:style-name="T5">檔案的內部包含檔案進行列表。</text:span><text:line-break/></text:p>
      <text:p text:style-name="P14"><text:span text:style-name="T34">bool</text:span><text:span text:style-name="T32"> </text:span><text:span text:style-name="T30">List</text:span>(<text:span text:style-name="T36">QDir</text:span><text:span text:style-name="T32"> </text:span>root,<text:span text:style-name="T36">QString</text:span><text:span text:style-name="T32"> </text:span>filename)</text:p>
      <text:p text:style-name="P2"><text:span text:style-name="T5">對</text:span><text:span text:style-name="T1">TAR</text:span><text:span text:style-name="T5">檔</text:span><text:span text:style-name="T1">file</text:span><text:span text:style-name="T5">檔案的內部包含檔案進行列表。</text:span><text:line-break/></text:p>
      <text:p text:style-name="P14"><text:span text:style-name="T34">bool</text:span><text:span text:style-name="T32"> </text:span><text:span text:style-name="T30">Extract</text:span>(<text:span text:style-name="T36">QDir</text:span><text:span text:style-name="T32"> </text:span>root,<text:span text:style-name="T36">QIODevice</text:span><text:span text:style-name="T32"> </text:span>&amp;<text:span text:style-name="T32"> </text:span>IO)</text:p>
      <text:p text:style-name="P2"><text:line-break/><text:span text:style-name="T5">對</text:span><text:span text:style-name="T1">TAR</text:span><text:span text:style-name="T5">檔</text:span><text:span text:style-name="T1">IO</text:span><text:span text:style-name="T5">檔案的內部包含檔案進行解開。</text:span><text:line-break/></text:p>
      <text:p text:style-name="P14"><text:soft-page-break/><text:span text:style-name="T34">bool</text:span><text:span text:style-name="T32"> </text:span><text:span text:style-name="T30">Extract</text:span>(<text:span text:style-name="T36">QDir</text:span><text:span text:style-name="T32"> </text:span>root,<text:span text:style-name="T36">QString</text:span><text:span text:style-name="T32"> </text:span>filename)</text:p>
      <text:p text:style-name="P2"><text:span text:style-name="T5">對</text:span><text:span text:style-name="T1">TAR</text:span><text:span text:style-name="T5">檔</text:span><text:span text:style-name="T1">file</text:span><text:span text:style-name="T5">檔案的內部包含檔案進行解開。</text:span><text:line-break/></text:p>
      <text:p text:style-name="P14"><text:span text:style-name="T34">bool</text:span><text:span text:style-name="T32"> </text:span><text:span text:style-name="T30">TarBall</text:span>(<text:span text:style-name="T36">QIODevice</text:span><text:span text:style-name="T32"> </text:span>&amp;<text:span text:style-name="T32"> </text:span>IO,<text:span text:style-name="T36">QDir</text:span><text:span text:style-name="T32"> </text:span>root,<text:span text:style-name="T36">QDir</text:span><text:span text:style-name="T32"> </text:span>source,<text:span text:style-name="T34">bool</text:span><text:span text:style-name="T32"> </text:span>recursive<text:span text:style-name="T32"> </text:span>=<text:span text:style-name="T32"> </text:span><text:span text:style-name="T34">true</text:span>)</text:p>
      <text:p text:style-name="P2"><text:line-break/><text:span text:style-name="T5">將目錄</text:span><text:span text:style-name="T1">source</text:span><text:span text:style-name="T5">當中的所有檔案進行</text:span><text:span text:style-name="T1">TAR</text:span><text:span text:style-name="T5">檔</text:span><text:span text:style-name="T1">IO</text:span><text:span text:style-name="T5">檔案執行封裝。</text:span><text:line-break/></text:p>
      <text:p text:style-name="P14"><text:span text:style-name="T34">bool</text:span><text:span text:style-name="T32"> </text:span><text:span text:style-name="T30">TarBall</text:span>(<text:span text:style-name="T36">QString</text:span><text:span text:style-name="T32"> </text:span>filename,<text:span text:style-name="T36">QDir</text:span><text:span text:style-name="T32"> </text:span>root,<text:span text:style-name="T36">QDir</text:span><text:span text:style-name="T32"> </text:span>source,<text:span text:style-name="T34">bool</text:span><text:span text:style-name="T32"> </text:span>recursive<text:span text:style-name="T32"> </text:span>=<text:span text:style-name="T32"> </text:span><text:span text:style-name="T34">true</text:span>)</text:p>
      <text:p text:style-name="P2"><text:span text:style-name="T5">將目錄</text:span><text:span text:style-name="T1">source</text:span><text:span text:style-name="T5">當中的所有檔案進行</text:span><text:span text:style-name="T1">TAR</text:span><text:span text:style-name="T5">檔</text:span><text:span text:style-name="T1">filename</text:span><text:span text:style-name="T5">檔案執行封裝。</text:span><text:line-break/></text:p>
      <text:p text:style-name="P14"><text:span text:style-name="T34">bool </text:span><text:span text:style-name="T30">Interval</text:span>(<text:span text:style-name="T34">void</text:span>)</text:p>
      <text:p text:style-name="P2"><text:line-break/><text:span text:style-name="T5">大部分較長的執行程序當中都會執行一次</text:span><text:span text:style-name="T1">Interval()</text:span><text:span text:style-name="T5">函式。如果您希望在執行解封或封裝的時期，插入自己的中點處理功能，您應該繼承這個函 式。一般在</text:span><text:span text:style-name="T1">Qt</text:span><text:span text:style-name="T5">當中，這個函式應該再去呼叫</text:span><text:span text:style-name="T1">qApp-&gt;processEvents()</text:span><text:span text:style-name="T5">。</text:span><text:line-break/></text:p>
      <text:p text:style-name="P14"><text:span text:style-name="T34">void</text:span><text:span text:style-name="T32"> </text:span><text:span text:style-name="T30">Report</text:span>(<text:span text:style-name="T34">void</text:span><text:span text:style-name="T32"> </text:span>*<text:span text:style-name="T32"> </text:span>hiddenFileInfo)</text:p>
      <text:p text:style-name="P2"><text:span text:style-name="T5">報告檔案記錄資訊。這個函式僅在對</text:span><text:span text:style-name="T1">TAR</text:span><text:span text:style-name="T5">進行</text:span><text:span text:style-name="T1">ListFile</text:span><text:span text:style-name="T5">檔案列表時被呼叫。內定沒有做任何</text:span><text:span text:style-name="T5">事，您需要繼承這個函式來列出檔案資訊。</text:span><text:line-break/></text:p>
      <text:p text:style-name="P14"><text:span text:style-name="T34">bool</text:span><text:span text:style-name="T32"> </text:span><text:span text:style-name="T30">ListFile</text:span>(<text:span text:style-name="T36">QDir</text:span><text:span text:style-name="T32"> </text:span>root,<text:span text:style-name="T36">QIODevice</text:span><text:span text:style-name="T32"> </text:span>&amp;<text:span text:style-name="T32"> </text:span>IO,<text:span text:style-name="T34">void</text:span><text:span text:style-name="T32"> </text:span>*<text:span text:style-name="T32"> </text:span>hiddenFileInfo)</text:p>
      <text:p text:style-name="P2"><text:line-break/><text:span text:style-name="T5">由</text:span><text:span text:style-name="T1">IO</text:span><text:span text:style-name="T5">檔案中，抽取</text:span><text:span text:style-name="T1">hiddenFileInfo</text:span><text:span text:style-name="T5">檔案，並且呼叫</text:span><text:span text:style-name="T1">Report</text:span><text:span text:style-name="T5">來列出檔案資訊。</text:span><text:line-break/></text:p>
      <text:p text:style-name="P14"><text:span text:style-name="T34">bool </text:span><text:span text:style-name="T30">Extract</text:span>(<text:span text:style-name="T36">QDir</text:span><text:span text:style-name="T32"> </text:span>root,<text:span text:style-name="T36">QIODevice</text:span><text:span text:style-name="T32"> </text:span>&amp;<text:span text:style-name="T32"> </text:span>IO,<text:span text:style-name="T34">void</text:span><text:span text:style-name="T32"> </text:span>*<text:span text:style-name="T32"> </text:span>hiddenFileInfo)</text:p>
      <text:p text:style-name="P2"><text:span text:style-name="T5">由</text:span><text:span text:style-name="T1">IO</text:span><text:span text:style-name="T5">檔案中，抽取</text:span><text:span text:style-name="T1">hiddenFileInfo</text:span><text:span text:style-name="T5">檔案，並且分配相對應的處理方式。</text:span><text:line-break/></text:p>
      <text:p text:style-name="P14"><text:span text:style-name="T34">bool</text:span><text:span text:style-name="T32"> </text:span><text:span text:style-name="T30">Read</text:span>(<text:span text:style-name="T36">QIODevice</text:span><text:span text:style-name="T32"> </text:span>&amp;<text:span text:style-name="T32"> </text:span>IO,<text:span text:style-name="T36">QByteArray</text:span><text:span text:style-name="T32"> </text:span>&amp;<text:span text:style-name="T32"> </text:span>data,<text:span text:style-name="T36">qint64</text:span><text:span text:style-name="T32"> </text:span>size)</text:p>
      <text:p text:style-name="P2"><text:line-break/><text:span text:style-name="T5">由</text:span><text:span text:style-name="T1">IO</text:span><text:span text:style-name="T5">檔案中讀取</text:span><text:span text:style-name="T1">size</text:span><text:span text:style-name="T5">位元組的數據到</text:span><text:span text:style-name="T1">data</text:span><text:span text:style-name="T5">當中，</text:span><text:span text:style-name="T1">IO</text:span><text:span text:style-name="T5">檔案一般是</text:span><text:span text:style-name="T1">TAR</text:span><text:span text:style-name="T5">檔。</text:span><text:line-break/></text:p>
      <text:p text:style-name="P14"><text:span text:style-name="T34">bool</text:span><text:span text:style-name="T32"> </text:span><text:span text:style-name="T30">Skip</text:span>(<text:span text:style-name="T36">QIODevice</text:span><text:span text:style-name="T32"> </text:span>&amp;<text:span text:style-name="T32"> </text:span>IO,<text:span text:style-name="T36">qint64</text:span><text:span text:style-name="T32"> </text:span>size)</text:p>
      <text:p text:style-name="P2"><text:line-break/><text:span text:style-name="T5">相等於 </text:span><text:span text:style-name="T1">IO . seek ( IO.pos() + size ) </text:span><text:span text:style-name="T5">。</text:span><text:line-break/><text:line-break/><text:soft-page-break/><text:span text:style-name="T5">一般用於</text:span><text:span text:style-name="T1">TAR</text:span><text:span text:style-name="T5">檔案列表時，快速跳過不需要讀取的部分。</text:span><text:line-break/></text:p>
      <text:p text:style-name="P14"><text:span text:style-name="T34">bool</text:span><text:span text:style-name="T32"> </text:span><text:span text:style-name="T30">Write</text:span>(<text:span text:style-name="T36">QIODevice</text:span><text:span text:style-name="T32"> </text:span>&amp;<text:span text:style-name="T32"> </text:span>IO,<text:span text:style-name="T36">QByteArray</text:span><text:span text:style-name="T32"> </text:span>&amp;<text:span text:style-name="T32"> </text:span>data)</text:p>
      <text:p text:style-name="P2"><text:line-break/><text:span text:style-name="T5">將數據寫入</text:span><text:span text:style-name="T1">IO</text:span><text:span text:style-name="T5">檔案中，一般是</text:span><text:span text:style-name="T1">TAR</text:span><text:span text:style-name="T5">檔案。</text:span><text:line-break/></text:p>
      <text:p text:style-name="P14"><text:span text:style-name="T34">bool</text:span><text:span text:style-name="T32"> </text:span><text:span text:style-name="T30">WriteClose</text:span>(<text:span text:style-name="T36">QIODevice</text:span><text:span text:style-name="T32"> </text:span>&amp;<text:span text:style-name="T32"> </text:span>IO)</text:p>
      <text:p text:style-name="P2"><text:line-break/><text:span text:style-name="T5">關閉</text:span><text:span text:style-name="T1">IO</text:span><text:span text:style-name="T5">檔案，一般是</text:span><text:span text:style-name="T1">TAR</text:span><text:span text:style-name="T5">檔案。</text:span><text:line-break/></text:p>
      <text:p text:style-name="P14"><text:span text:style-name="T34">bool</text:span><text:span text:style-name="T32"> </text:span><text:span text:style-name="T30">WriteFile</text:span>(<text:span text:style-name="T36">QIODevice</text:span><text:span text:style-name="T32"> </text:span>&amp;<text:span text:style-name="T32"> </text:span>IO,<text:span text:style-name="T36">QFileInfo</text:span><text:span text:style-name="T32"> </text:span>&amp;<text:span text:style-name="T32"> </text:span>file)</text:p>
      <text:p text:style-name="P2"><text:span text:style-name="T5">將檔案</text:span><text:span text:style-name="T1">file</text:span><text:span text:style-name="T5">寫入</text:span><text:span text:style-name="T1">IO</text:span><text:span text:style-name="T5">檔案中，一般是讀取硬碟中的檔案寫入</text:span><text:span text:style-name="T1">TAR</text:span><text:span text:style-name="T5">檔案中。</text:span><text:line-break/></text:p>
      <text:p text:style-name="P14"><text:span text:style-name="T34">bool</text:span><text:span text:style-name="T32"> </text:span><text:span text:style-name="T30">ExtractFile</text:span>(<text:span text:style-name="T36">QDir</text:span><text:span text:style-name="T32"> </text:span>root,<text:span text:style-name="T36">QIODevice</text:span><text:span text:style-name="T32"> </text:span>&amp;<text:span text:style-name="T32"> </text:span>IO,<text:span text:style-name="T34">void</text:span><text:span text:style-name="T32"> </text:span>*<text:span text:style-name="T32"> </text:span>hiddenFileInfo)</text:p>
      <text:p text:style-name="P2"><text:line-break/><text:span text:style-name="T5">創建並處理正常檔案資訊。</text:span><text:line-break/></text:p>
      <text:p text:style-name="P14"><text:span text:style-name="T34">bool</text:span><text:span text:style-name="T32"> </text:span><text:span text:style-name="T30">ExtractDir</text:span>(<text:span text:style-name="T36">QDir</text:span><text:span text:style-name="T32"> </text:span>root,<text:span text:style-name="T36">QIODevice</text:span><text:span text:style-name="T32"> </text:span>&amp;<text:span text:style-name="T32"> </text:span>IO,<text:span text:style-name="T34">void</text:span><text:span text:style-name="T32"> </text:span>*<text:span text:style-name="T32"> </text:span>hiddenFileInfo)</text:p>
      <text:p text:style-name="P2"><text:line-break/><text:span text:style-name="T5">創建並處理目錄資訊。</text:span><text:line-break/></text:p>
      <text:p text:style-name="P14"><text:span text:style-name="T34">bool</text:span><text:span text:style-name="T32"> </text:span><text:span text:style-name="T30">ExtractLink</text:span>(<text:span text:style-name="T36">QDir</text:span><text:span text:style-name="T32"> </text:span>root,<text:span text:style-name="T36">QIODevice</text:span><text:span text:style-name="T32"> </text:span>&amp;<text:span text:style-name="T32"> </text:span>IO,<text:span text:style-name="T34">void</text:span><text:span text:style-name="T32"> </text:span>*<text:span text:style-name="T32"> </text:span>hiddenFileInfo)</text:p>
      <text:p text:style-name="P2"><text:line-break/><text:span text:style-name="T5">創建並處理</text:span><text:span text:style-name="T1">Symbolic link</text:span><text:span text:style-name="T5">檔資訊。</text:span><text:line-break/></text:p>
      <text:p text:style-name="P14"><text:span text:style-name="T34">bool</text:span><text:span text:style-name="T32"> </text:span><text:span text:style-name="T30">ExtractDEVs</text:span>(<text:span text:style-name="T36">QDir</text:span><text:span text:style-name="T32"> </text:span>root,<text:span text:style-name="T36">QIODevice</text:span><text:span text:style-name="T32"> </text:span>&amp;<text:span text:style-name="T32"> </text:span>IO,<text:span text:style-name="T34">void</text:span><text:span text:style-name="T32"> </text:span>*<text:span text:style-name="T32"> </text:span>hiddenFileInfo)</text:p>
      <text:p text:style-name="P2"><text:line-break/><text:span text:style-name="T5">創建並處理設備檔資訊。</text:span><text:line-break/></text:p>
      <text:p text:style-name="P14"><text:span text:style-name="T34">bool</text:span><text:span text:style-name="T32"> </text:span><text:span text:style-name="T30">ExtractNext</text:span>(<text:span text:style-name="T36">QDir</text:span><text:span text:style-name="T32"> </text:span>root,<text:span text:style-name="T36">QIODevice</text:span><text:span text:style-name="T32"> </text:span>&amp;<text:span text:style-name="T32"> </text:span>IO,<text:span text:style-name="T34">void</text:span><text:span text:style-name="T32"> </text:span>*<text:span text:style-name="T32"> </text:span>hiddenFileInfo)</text:p>
      <text:p text:style-name="P2"><text:line-break/><text:span text:style-name="T5">處理</text:span><text:span text:style-name="T1">S-TAR In</text:span><text:span text:style-name="T5">封包。</text:span><text:line-break/></text:p>
      <text:p text:style-name="P14"><text:span text:style-name="T34">bool</text:span><text:span text:style-name="T32"> </text:span><text:span text:style-name="T30">ExtractEXT</text:span>(<text:span text:style-name="T36">QDir</text:span><text:span text:style-name="T32"> </text:span>root,<text:span text:style-name="T36">QIODevice</text:span><text:span text:style-name="T32"> </text:span>&amp;<text:span text:style-name="T32"> </text:span>IO,<text:span text:style-name="T34">void</text:span><text:span text:style-name="T32"> </text:span>*<text:span text:style-name="T32"> </text:span>hiddenFileInfo)</text:p>
      <text:p text:style-name="P2"><text:line-break/><text:soft-page-break/><text:span text:style-name="T5">處理</text:span><text:span text:style-name="T1">S-TAR Extended</text:span><text:span text:style-name="T5">封包。</text:span><text:line-break/></text:p>
      <text:p text:style-name="P14"><text:span text:style-name="T34">bool</text:span><text:span text:style-name="T32"> </text:span><text:span text:style-name="T30">setFileTime</text:span>(<text:span text:style-name="T36">QDir</text:span><text:span text:style-name="T32"> </text:span>root,<text:span text:style-name="T36">QIODevice</text:span><text:span text:style-name="T32"> </text:span>&amp;<text:span text:style-name="T32"> </text:span>IO,<text:span text:style-name="T34">void</text:span><text:span text:style-name="T32"> </text:span>*<text:span text:style-name="T32"> </text:span>hiddenFileInfo)</text:p>
      <text:p text:style-name="P2"><text:line-break/><text:span text:style-name="T5">設定檔案的創建日期及最後修改日期。</text:span><text:line-break/></text:p>
      <text:p text:style-name="P14"><text:span text:style-name="T34">bool</text:span><text:span text:style-name="T32"> </text:span><text:span text:style-name="T30">setFileMode</text:span>(<text:span text:style-name="T36">QDir</text:span><text:span text:style-name="T32"> </text:span>root,<text:span text:style-name="T36">QIODevice</text:span><text:span text:style-name="T32"> </text:span>&amp;<text:span text:style-name="T32"> </text:span>IO,<text:span text:style-name="T34">void</text:span><text:span text:style-name="T32"> </text:span>*<text:span text:style-name="T32"> </text:span>hiddenFileInfo)</text:p>
      <text:p text:style-name="P2"><text:span text:style-name="T5">設定檔案的存取權限等相關資訊。</text:span><text:line-break/></text:p>
      <text:p text:style-name="P14"><text:span text:style-name="T36">QFileInfoList</text:span><text:span text:style-name="T32"> </text:span><text:span text:style-name="T30">Listing</text:span>(<text:span text:style-name="T36">QDir</text:span><text:span text:style-name="T32"> </text:span>&amp;<text:span text:style-name="T32"> </text:span>root,<text:span text:style-name="T36">QDir</text:span><text:span text:style-name="T32"> </text:span>source)</text:p>
      <text:p text:style-name="P2"><text:line-break/><text:span text:style-name="T5">掃描</text:span><text:span text:style-name="T1">source</text:span><text:span text:style-name="T5">目錄當中的檔案列表。</text:span><text:line-break/></text:p>
      <text:p text:style-name="P14"><text:span text:style-name="T34">bool</text:span><text:span text:style-name="T32"> </text:span><text:span text:style-name="T30">WriteTAR</text:span>(<text:span text:style-name="T36">QIODevice</text:span><text:span text:style-name="T32"> </text:span>&amp;<text:span text:style-name="T32"> </text:span>IO,<text:span text:style-name="T36">QDir</text:span><text:span text:style-name="T32"> </text:span>&amp;<text:span text:style-name="T32"> </text:span>root,<text:span text:style-name="T36">QFileInfo</text:span><text:span text:style-name="T32"> </text:span>&amp;<text:span text:style-name="T32"> </text:span>file)</text:p>
      <text:p text:style-name="P2"><text:line-break/><text:span text:style-name="T5">將正常檔案</text:span><text:span text:style-name="T1">file</text:span><text:span text:style-name="T5">寫入</text:span><text:span text:style-name="T1">TAR</text:span><text:span text:style-name="T5">檔案中。</text:span><text:line-break/></text:p>
      <text:p text:style-name="P14"><text:span text:style-name="T34">bool</text:span><text:span text:style-name="T32"> </text:span><text:span text:style-name="T30">ToHiddenFileInfo</text:span>(<text:span text:style-name="T36">QDir</text:span><text:span text:style-name="T32"> </text:span>&amp;<text:span text:style-name="T32"> </text:span>root,<text:span text:style-name="T36">QFileInfo</text:span><text:span text:style-name="T32"> </text:span>&amp;<text:span text:style-name="T32"> </text:span>file,<text:span text:style-name="T34">void</text:span><text:span text:style-name="T32"> </text:span>*<text:span text:style-name="T32"> </text:span>hiddenFileInfo)</text:p>
      <text:p text:style-name="P2"><text:span text:style-name="T5">將</text:span><text:span text:style-name="T1">QFileInfo</text:span><text:span text:style-name="T5">轉換成檔案記錄資訊。</text:span><text:line-break/></text:p>
      <text:p text:style-name="P14"><text:span text:style-name="T34">void</text:span><text:span text:style-name="T32"> </text:span>*<text:span text:style-name="T32"> </text:span><text:span text:style-name="T30">NewHiddenFile</text:span>(<text:span text:style-name="T34">void</text:span>)</text:p>
      <text:p text:style-name="P2"><text:line-break/><text:span text:style-name="T5">配置檔案記錄資訊。使用者需要繼承這個函式，並自行配置用戶定義的等價資料結構。</text:span><text:line-break/></text:p>
      <text:p text:style-name="P14"><text:span text:style-name="T34">void</text:span><text:span text:style-name="T32"> </text:span><text:span text:style-name="T30">CleanHiddenFile</text:span>(<text:span text:style-name="T34">void</text:span><text:span text:style-name="T32"> </text:span>*<text:span text:style-name="T32"> </text:span>hiddenFileInfo)</text:p>
      <text:p text:style-name="P2"><text:span text:style-name="T5">清除檔案記錄資訊。</text:span><text:line-break/></text:p>
      <text:p text:style-name="P22"/>
      <text:p text:style-name="P2"><text:bookmark text:name="HiddenFileTypes"/><text:span text:style-name="T1">HiddenFileTypes </text:span><text:span text:style-name="T5">列舉</text:span><text:line-break/><text:line-break/><text:span text:style-name="T1">HiddenFileTypes</text:span><text:span text:style-name="T5">是檔案類型的列舉型態。</text:span><text:line-break/><text:line-break/><text:span text:style-name="T5">您必須定義</text:span><text:span text:style-name="T1">ENABLE_HIDDEN_FILE_INFO_STRUCTURE</text:span><text:span text:style-name="T5">才能使用這個隱藏的定義，一般而言不建議您這樣做。建議的方式為 自行定義一個等價的列舉及資料結構。</text:span></text:p>
      <table:table table:name="表格5" table:style-name="表格5">
        <table:table-column table:style-name="表格5.A"/>
        <table:table-column table:style-name="表格5.B"/>
        <table:table-column table:style-name="表格5.C"/>
        <table:table-row>
          <table:table-cell table:style-name="表格5.A1" office:value-type="string">
            <text:p text:style-name="P17">名稱</text:p>
          </table:table-cell>
          <table:table-cell table:style-name="表格5.A1" office:value-type="string">
            <text:p text:style-name="P17">值</text:p>
          </table:table-cell>
          <table:table-cell table:style-name="表格5.C1" office:value-type="string">
            <text:p text:style-name="P17">涵意</text:p>
          </table:table-cell>
        </table:table-row>
        <text:soft-page-break/>
        <table:table-row>
          <table:table-cell table:style-name="表格5.A2" office:value-type="string">
            <text:p text:style-name="Table_20_Contents">None</text:p>
          </table:table-cell>
          <table:table-cell table:style-name="表格5.A2" office:value-type="string">
            <text:p text:style-name="P20">0</text:p>
          </table:table-cell>
          <table:table-cell table:style-name="表格5.C2" office:value-type="string">
            <text:p text:style-name="Table_20_Contents">無。</text:p>
          </table:table-cell>
        </table:table-row>
        <table:table-row>
          <table:table-cell table:style-name="表格5.A2" office:value-type="string">
            <text:p text:style-name="Table_20_Contents">Regular</text:p>
          </table:table-cell>
          <table:table-cell table:style-name="表格5.A2" office:value-type="string">
            <text:p text:style-name="P20">1</text:p>
          </table:table-cell>
          <table:table-cell table:style-name="表格5.C2" office:value-type="string">
            <text:p text:style-name="Table_20_Contents">正常檔案。</text:p>
          </table:table-cell>
        </table:table-row>
        <table:table-row>
          <table:table-cell table:style-name="表格5.A2" office:value-type="string">
            <text:p text:style-name="Table_20_Contents">Link</text:p>
          </table:table-cell>
          <table:table-cell table:style-name="表格5.A2" office:value-type="string">
            <text:p text:style-name="P20">2</text:p>
          </table:table-cell>
          <table:table-cell table:style-name="表格5.C2" office:value-type="string">
            <text:p text:style-name="Table_20_Contents">Symbolic link檔案。</text:p>
          </table:table-cell>
        </table:table-row>
        <table:table-row>
          <table:table-cell table:style-name="表格5.A2" office:value-type="string">
            <text:p text:style-name="Table_20_Contents">Symbol</text:p>
          </table:table-cell>
          <table:table-cell table:style-name="表格5.A2" office:value-type="string">
            <text:p text:style-name="P20">3</text:p>
          </table:table-cell>
          <table:table-cell table:style-name="表格5.C2" office:value-type="string">
            <text:p text:style-name="Table_20_Contents">Symbol設備檔。</text:p>
          </table:table-cell>
        </table:table-row>
        <table:table-row>
          <table:table-cell table:style-name="表格5.A2" office:value-type="string">
            <text:p text:style-name="Table_20_Contents">Char</text:p>
          </table:table-cell>
          <table:table-cell table:style-name="表格5.A2" office:value-type="string">
            <text:p text:style-name="P20">4</text:p>
          </table:table-cell>
          <table:table-cell table:style-name="表格5.C2" office:value-type="string">
            <text:p text:style-name="Table_20_Contents">Char設備檔。</text:p>
          </table:table-cell>
        </table:table-row>
        <table:table-row>
          <table:table-cell table:style-name="表格5.A2" office:value-type="string">
            <text:p text:style-name="Table_20_Contents">Block</text:p>
          </table:table-cell>
          <table:table-cell table:style-name="表格5.A2" office:value-type="string">
            <text:p text:style-name="P20">5</text:p>
          </table:table-cell>
          <table:table-cell table:style-name="表格5.C2" office:value-type="string">
            <text:p text:style-name="Table_20_Contents">Block設備檔。</text:p>
          </table:table-cell>
        </table:table-row>
        <table:table-row>
          <table:table-cell table:style-name="表格5.A2" office:value-type="string">
            <text:p text:style-name="Table_20_Contents">Directory</text:p>
          </table:table-cell>
          <table:table-cell table:style-name="表格5.A2" office:value-type="string">
            <text:p text:style-name="P20">6</text:p>
          </table:table-cell>
          <table:table-cell table:style-name="表格5.C2" office:value-type="string">
            <text:p text:style-name="Table_20_Contents">目錄。</text:p>
          </table:table-cell>
        </table:table-row>
        <table:table-row>
          <table:table-cell table:style-name="表格5.A2" office:value-type="string">
            <text:p text:style-name="Table_20_Contents">FIFO</text:p>
          </table:table-cell>
          <table:table-cell table:style-name="表格5.A2" office:value-type="string">
            <text:p text:style-name="P20">7</text:p>
          </table:table-cell>
          <table:table-cell table:style-name="表格5.C2" office:value-type="string">
            <text:p text:style-name="Table_20_Contents">FIFO設備檔。</text:p>
          </table:table-cell>
        </table:table-row>
        <table:table-row>
          <table:table-cell table:style-name="表格5.A2" office:value-type="string">
            <text:p text:style-name="Table_20_Contents">Reserved</text:p>
          </table:table-cell>
          <table:table-cell table:style-name="表格5.A2" office:value-type="string">
            <text:p text:style-name="P20">8</text:p>
          </table:table-cell>
          <table:table-cell table:style-name="表格5.C2" office:value-type="string">
            <text:p text:style-name="Table_20_Contents">保留使用。</text:p>
          </table:table-cell>
        </table:table-row>
        <table:table-row>
          <table:table-cell table:style-name="表格5.A2" office:value-type="string">
            <text:p text:style-name="Table_20_Contents">Next</text:p>
          </table:table-cell>
          <table:table-cell table:style-name="表格5.A2" office:value-type="string">
            <text:p text:style-name="P20">9</text:p>
          </table:table-cell>
          <table:table-cell table:style-name="表格5.C2" office:value-type="string">
            <text:p text:style-name="Table_20_Contents">S-TAR的下個封包記號。</text:p>
          </table:table-cell>
        </table:table-row>
        <table:table-row>
          <table:table-cell table:style-name="表格5.A2" office:value-type="string">
            <text:p text:style-name="Table_20_Contents">Extended</text:p>
          </table:table-cell>
          <table:table-cell table:style-name="表格5.A2" office:value-type="string">
            <text:p text:style-name="P20">10</text:p>
          </table:table-cell>
          <table:table-cell table:style-name="表格5.C2" office:value-type="string">
            <text:p text:style-name="Table_20_Contents">S-TAR Extended封包。</text:p>
          </table:table-cell>
        </table:table-row>
      </table:table>
      <text:p text:style-name="P16"/>
      <text:p text:style-name="P22"/>
      <text:p text:style-name="P2"><text:bookmark text:name="HiddenFileInfo"/><text:span text:style-name="T1">HiddenFileInfo </text:span><text:span text:style-name="T5">資料結構</text:span><text:line-break/><text:line-break/><text:span text:style-name="T1">HiddenFileInfo</text:span><text:span text:style-name="T5">是一個檔案相關資訊記錄。</text:span><text:line-break/><text:line-break/><text:span text:style-name="T5">您必須定義</text:span><text:span text:style-name="T1">ENABLE_HIDDEN_FILE_INFO_STRUCTURE</text:span><text:span text:style-name="T5">才能使用這個隱藏的定義，一般而言不建議您這樣做。建議的方式為 自行定義一個等價的列舉及資料結構。</text:span><text:line-break/><text:line-break/><text:span text:style-name="T16">typedef</text:span><text:span text:style-name="T17"> </text:span><text:span text:style-name="T16">struct</text:span><text:span text:style-name="T17"> </text:span><text:span text:style-name="T16">HiddenFileInfo</text:span><text:span text:style-name="T17"> </text:span><text:span text:style-name="T7">{</text:span></text:p>
      <text:p text:style-name="P47"><text:span text:style-name="T32"><text:s text:c="2"/></text:span><text:span text:style-name="T35">bool</text:span><text:span text:style-name="T33"> <text:s text:c="11"/></text:span><text:span text:style-name="T38">Archive</text:span><text:span text:style-name="T33"> <text:s text:c="4"/></text:span><text:span text:style-name="T24">;</text:span><text:span text:style-name="T33"> </text:span><text:span text:style-name="T40">/*</text:span><text:span text:style-name="T33"> </text:span><text:span text:style-name="T40">inside</text:span><text:span text:style-name="T33"> </text:span><text:span text:style-name="T40">a</text:span><text:span text:style-name="T33"> </text:span><text:span text:style-name="T40">Tar</text:span><text:span text:style-name="T33"> </text:span><text:span text:style-name="T40">file</text:span><text:span text:style-name="T33"> </text:span><text:span text:style-name="T40">or</text:span><text:span text:style-name="T33"> </text:span><text:span text:style-name="T40">Zip</text:span><text:span text:style-name="T33"> </text:span><text:span text:style-name="T40">file,</text:span><text:span text:style-name="T33"> </text:span><text:span text:style-name="T40">and</text:span><text:span text:style-name="T33"> </text:span><text:span text:style-name="T40">so</text:span><text:span text:style-name="T33"> </text:span><text:span text:style-name="T40">on</text:span><text:span text:style-name="T33"> </text:span><text:span text:style-name="T40">*/</text:span></text:p>
      <text:p text:style-name="P47"><text:span text:style-name="T32"><text:s text:c="2"/></text:span><text:span text:style-name="T37">QString</text:span><text:span text:style-name="T33"> <text:s text:c="8"/></text:span><text:span text:style-name="T38">Root</text:span><text:span text:style-name="T33"> <text:s text:c="7"/></text:span><text:span text:style-name="T24">;</text:span><text:span text:style-name="T33"> </text:span><text:span text:style-name="T40">/*</text:span><text:span text:style-name="T33"> </text:span><text:span text:style-name="T40">Root</text:span><text:span text:style-name="T33"> </text:span><text:span text:style-name="T40">directory</text:span><text:span text:style-name="T33"> </text:span><text:span text:style-name="T40">or</text:span><text:span text:style-name="T33"> </text:span><text:span text:style-name="T40">tarball</text:span><text:span text:style-name="T33"> </text:span><text:span text:style-name="T40">name</text:span><text:span text:style-name="T33"> </text:span><text:span text:style-name="T40">*/</text:span></text:p>
      <text:p text:style-name="P47"><text:span text:style-name="T32"><text:s text:c="2"/></text:span><text:span text:style-name="T37">QString</text:span><text:span text:style-name="T33"> <text:s text:c="8"/></text:span><text:span text:style-name="T38">Filename</text:span><text:span text:style-name="T33"> <text:s text:c="3"/></text:span><text:span text:style-name="T24">;</text:span><text:span text:style-name="T33"> </text:span><text:span text:style-name="T40">/*</text:span><text:span text:style-name="T33"> </text:span><text:span text:style-name="T40">Filename</text:span><text:span text:style-name="T33"> </text:span><text:span text:style-name="T40">or</text:span><text:span text:style-name="T33"> </text:span><text:span text:style-name="T40">directory</text:span><text:span text:style-name="T33"> </text:span><text:span text:style-name="T40">name</text:span><text:span text:style-name="T33"> </text:span><text:span text:style-name="T40">of</text:span><text:span text:style-name="T33"> </text:span><text:span text:style-name="T40">this</text:span><text:span text:style-name="T33"> </text:span><text:span text:style-name="T40">entry</text:span><text:span text:style-name="T33"> </text:span><text:span text:style-name="T40">*/</text:span></text:p>
      <text:p text:style-name="P47"><text:span text:style-name="T32"><text:s text:c="2"/></text:span><text:span text:style-name="T37">QString</text:span><text:span text:style-name="T33"> <text:s text:c="8"/></text:span><text:span text:style-name="T38">System</text:span><text:span text:style-name="T33"> <text:s text:c="5"/></text:span><text:span text:style-name="T24">;</text:span><text:span text:style-name="T33"> </text:span><text:span text:style-name="T40">/*</text:span><text:span text:style-name="T33"> </text:span><text:span text:style-name="T40">Normally,</text:span><text:span text:style-name="T33"> </text:span><text:span text:style-name="T40">this</text:span><text:span text:style-name="T33"> </text:span><text:span text:style-name="T40">is</text:span><text:span text:style-name="T33"> </text:span><text:span text:style-name="T40">operation</text:span><text:span text:style-name="T33"> </text:span><text:span text:style-name="T40">system</text:span><text:span text:style-name="T33"> </text:span><text:span text:style-name="T40">*/</text:span></text:p>
      <text:p text:style-name="P47"><text:span text:style-name="T32"><text:s text:c="2"/></text:span><text:span text:style-name="T37">qint64</text:span><text:span text:style-name="T33"> <text:s text:c="9"/></text:span><text:span text:style-name="T38">mode</text:span><text:span text:style-name="T33"> <text:s text:c="7"/></text:span><text:span text:style-name="T24">;</text:span><text:span text:style-name="T33"> </text:span><text:span text:style-name="T40">/*</text:span><text:span text:style-name="T33"> </text:span><text:span text:style-name="T40">Unix</text:span><text:span text:style-name="T33"> </text:span><text:span text:style-name="T40">only</text:span><text:span text:style-name="T33"> </text:span><text:span text:style-name="T40">*/</text:span></text:p>
      <text:p text:style-name="P47"><text:span text:style-name="T32"><text:s text:c="2"/></text:span><text:span text:style-name="T37">qint64</text:span><text:span text:style-name="T33"> <text:s text:c="9"/></text:span><text:span text:style-name="T38">uid</text:span><text:span text:style-name="T33"> <text:s text:c="8"/></text:span><text:span text:style-name="T24">;</text:span><text:span text:style-name="T33"> </text:span><text:span text:style-name="T40">/*</text:span><text:span text:style-name="T33"> </text:span><text:span text:style-name="T40">Unix</text:span><text:span text:style-name="T33"> </text:span><text:span text:style-name="T40">only</text:span><text:span text:style-name="T33"> </text:span><text:span text:style-name="T40">*/</text:span></text:p>
      <text:p text:style-name="P47"><text:span text:style-name="T32"><text:s text:c="2"/></text:span><text:span text:style-name="T37">qint64</text:span><text:span text:style-name="T33"> <text:s text:c="9"/></text:span><text:span text:style-name="T38">gid</text:span><text:span text:style-name="T33"> <text:s text:c="8"/></text:span><text:span text:style-name="T24">;</text:span><text:span text:style-name="T33"> </text:span><text:span text:style-name="T40">/*</text:span><text:span text:style-name="T33"> </text:span><text:span text:style-name="T40">Unix</text:span><text:span text:style-name="T33"> </text:span><text:span text:style-name="T40">only</text:span><text:span text:style-name="T33"> </text:span><text:span text:style-name="T40">*/</text:span></text:p>
      <text:p text:style-name="P47"><text:span text:style-name="T32"><text:s text:c="2"/></text:span><text:span text:style-name="T37">qint64</text:span><text:span text:style-name="T33"> <text:s text:c="9"/></text:span><text:span text:style-name="T38">size</text:span><text:span text:style-name="T33"> <text:s text:c="7"/></text:span><text:span text:style-name="T24">;</text:span><text:span text:style-name="T33"> </text:span><text:span text:style-name="T40">/*</text:span><text:span text:style-name="T33"> </text:span><text:span text:style-name="T40">File</text:span><text:span text:style-name="T33"> </text:span><text:span text:style-name="T40">size,</text:span><text:span text:style-name="T33"> </text:span><text:span text:style-name="T40">for</text:span><text:span text:style-name="T33"> </text:span><text:span text:style-name="T40">directory,</text:span><text:span text:style-name="T33"> </text:span><text:span text:style-name="T40">it</text:span><text:span text:style-name="T33"> </text:span><text:span text:style-name="T40">is</text:span><text:span text:style-name="T33"> </text:span><text:span text:style-name="T40">0</text:span><text:span text:style-name="T33"> </text:span><text:span text:style-name="T40">*/</text:span></text:p>
      <text:p text:style-name="P47"><text:span text:style-name="T32"><text:s text:c="2"/></text:span><text:span text:style-name="T37">QDateTime</text:span><text:span text:style-name="T33"> <text:s text:c="6"/></text:span><text:span text:style-name="T38">Time</text:span><text:span text:style-name="T33"> <text:s text:c="7"/></text:span><text:span text:style-name="T24">;</text:span><text:span text:style-name="T33"> </text:span><text:span text:style-name="T40">/*</text:span><text:span text:style-name="T33"> </text:span><text:span text:style-name="T40">Creation</text:span><text:span text:style-name="T33"> </text:span><text:span text:style-name="T40">time</text:span><text:span text:style-name="T33"> </text:span><text:span text:style-name="T40">*/</text:span></text:p>
      <text:p text:style-name="P47"><text:span text:style-name="T32"><text:s text:c="2"/></text:span><text:span text:style-name="T37">QDateTime</text:span><text:span text:style-name="T33"> <text:s text:c="6"/></text:span><text:span text:style-name="T38">Lastest</text:span><text:span text:style-name="T33"> <text:s text:c="4"/></text:span><text:span text:style-name="T24">;</text:span><text:span text:style-name="T33"> </text:span><text:span text:style-name="T40">/*</text:span><text:span text:style-name="T33"> </text:span><text:span text:style-name="T40">Last</text:span><text:span text:style-name="T33"> </text:span><text:span text:style-name="T40">modified</text:span><text:span text:style-name="T33"> </text:span><text:span text:style-name="T40">*/</text:span></text:p>
      <text:p text:style-name="P47"><text:span text:style-name="T32"><text:s text:c="2"/></text:span><text:span text:style-name="T37">QString</text:span><text:span text:style-name="T33"> <text:s text:c="8"/></text:span><text:span text:style-name="T38">CheckSum</text:span><text:span text:style-name="T33"> <text:s text:c="3"/></text:span><text:span text:style-name="T24">;</text:span><text:span text:style-name="T33"> </text:span><text:span text:style-name="T40">/*</text:span><text:span text:style-name="T33"> </text:span><text:span text:style-name="T40">CheckSum</text:span><text:span text:style-name="T33"> </text:span><text:span text:style-name="T40">of</text:span><text:span text:style-name="T33"> </text:span><text:span text:style-name="T40">this</text:span><text:span text:style-name="T33"> </text:span><text:span text:style-name="T40">file</text:span><text:span text:style-name="T33"> </text:span><text:span text:style-name="T40">*/</text:span></text:p>
      <text:p text:style-name="P47"><text:span text:style-name="T32"><text:s text:c="2"/></text:span><text:span text:style-name="T37">HiddenFileTypes</text:span><text:span text:style-name="T33"> </text:span><text:span text:style-name="T38">Type</text:span><text:span text:style-name="T33"> <text:s text:c="7"/></text:span><text:span text:style-name="T24">;</text:span><text:span text:style-name="T33"> </text:span><text:span text:style-name="T40">/*</text:span><text:span text:style-name="T33"> </text:span><text:span text:style-name="T40">File</text:span><text:span text:style-name="T33"> </text:span><text:span text:style-name="T40">Type</text:span><text:span text:style-name="T33"> </text:span><text:span text:style-name="T40">*/</text:span></text:p>
      <text:p text:style-name="P47"><text:soft-page-break/><text:span text:style-name="T32"><text:s text:c="2"/></text:span><text:span text:style-name="T37">QString</text:span><text:span text:style-name="T33"> <text:s text:c="8"/></text:span><text:span text:style-name="T38">LinkName</text:span><text:span text:style-name="T33"> <text:s text:c="3"/></text:span><text:span text:style-name="T24">;</text:span><text:span text:style-name="T33"> </text:span><text:span text:style-name="T40">/*</text:span><text:span text:style-name="T33"> </text:span><text:span text:style-name="T40">Unix</text:span><text:span text:style-name="T33"> </text:span><text:span text:style-name="T40">only</text:span><text:span text:style-name="T33"> </text:span><text:span text:style-name="T40">*/</text:span></text:p>
      <text:p text:style-name="P47"><text:span text:style-name="T32"><text:s text:c="2"/></text:span><text:span text:style-name="T37">QString</text:span><text:span text:style-name="T33"> <text:s text:c="8"/></text:span><text:span text:style-name="T38">uname</text:span><text:span text:style-name="T33"> <text:s text:c="6"/></text:span><text:span text:style-name="T24">;</text:span><text:span text:style-name="T33"> </text:span><text:span text:style-name="T40">/*</text:span><text:span text:style-name="T33"> </text:span><text:span text:style-name="T40">Unix</text:span><text:span text:style-name="T33"> </text:span><text:span text:style-name="T40">only</text:span><text:span text:style-name="T33"> </text:span><text:span text:style-name="T40">*/</text:span></text:p>
      <text:p text:style-name="P47"><text:span text:style-name="T32"><text:s text:c="2"/></text:span><text:span text:style-name="T37">QString</text:span><text:span text:style-name="T33"> <text:s text:c="8"/></text:span><text:span text:style-name="T38">gname</text:span><text:span text:style-name="T33"> <text:s text:c="6"/></text:span><text:span text:style-name="T24">;</text:span><text:span text:style-name="T33"> </text:span><text:span text:style-name="T40">/*</text:span><text:span text:style-name="T33"> </text:span><text:span text:style-name="T40">Unix</text:span><text:span text:style-name="T33"> </text:span><text:span text:style-name="T40">only</text:span><text:span text:style-name="T33"> </text:span><text:span text:style-name="T40">*/</text:span></text:p>
      <text:p text:style-name="P47"><text:span text:style-name="T32"><text:s text:c="2"/></text:span><text:span text:style-name="T37">qint64</text:span><text:span text:style-name="T33"> <text:s text:c="9"/></text:span><text:span text:style-name="T38">Major</text:span><text:span text:style-name="T33"> <text:s text:c="6"/></text:span><text:span text:style-name="T24">;</text:span><text:span text:style-name="T33"> </text:span><text:span text:style-name="T40">/*</text:span><text:span text:style-name="T33"> </text:span><text:span text:style-name="T40">Unix</text:span><text:span text:style-name="T33"> </text:span><text:span text:style-name="T40">only</text:span><text:span text:style-name="T33"> </text:span><text:span text:style-name="T40">*/</text:span></text:p>
      <text:p text:style-name="P47"><text:span text:style-name="T32"><text:s text:c="2"/></text:span><text:span text:style-name="T37">qint64</text:span><text:span text:style-name="T33"> <text:s text:c="9"/></text:span><text:span text:style-name="T38">Minor</text:span><text:span text:style-name="T33"> <text:s text:c="6"/></text:span><text:span text:style-name="T24">;</text:span><text:span text:style-name="T33"> </text:span><text:span text:style-name="T40">/*</text:span><text:span text:style-name="T33"> </text:span><text:span text:style-name="T40">Unix</text:span><text:span text:style-name="T33"> </text:span><text:span text:style-name="T40">only</text:span><text:span text:style-name="T33"> </text:span><text:span text:style-name="T40">*/</text:span></text:p>
      <text:p text:style-name="P47"><text:span text:style-name="T32"><text:s text:c="2"/></text:span><text:span text:style-name="T37">QString</text:span><text:span text:style-name="T33"> <text:s text:c="8"/></text:span><text:span text:style-name="T38">Prefix</text:span><text:span text:style-name="T33"> <text:s text:c="5"/></text:span><text:span text:style-name="T24">;</text:span><text:span text:style-name="T33"> </text:span><text:span text:style-name="T40">/*</text:span><text:span text:style-name="T33"> </text:span><text:span text:style-name="T40">Normally,</text:span><text:span text:style-name="T33"> </text:span><text:span text:style-name="T40">this</text:span><text:span text:style-name="T33"> </text:span><text:span text:style-name="T40">is</text:span><text:span text:style-name="T33"> </text:span><text:span text:style-name="T40">prefix</text:span><text:span text:style-name="T33"> </text:span><text:span text:style-name="T40">directory</text:span><text:span text:style-name="T33"> </text:span><text:span text:style-name="T40">*/</text:span></text:p>
      <text:p text:style-name="P47"><text:span text:style-name="T32"><text:s text:c="2"/></text:span><text:span text:style-name="T37">QString</text:span><text:span text:style-name="T33"> <text:s text:c="8"/></text:span><text:span text:style-name="T38">Comment</text:span><text:span text:style-name="T33"> <text:s text:c="4"/></text:span><text:span text:style-name="T24">;</text:span><text:span text:style-name="T33"> </text:span><text:span text:style-name="T40">/*</text:span><text:span text:style-name="T33"> </text:span><text:span text:style-name="T40">This</text:span><text:span text:style-name="T33"> </text:span><text:span text:style-name="T40">is</text:span><text:span text:style-name="T33"> </text:span><text:span text:style-name="T40">from</text:span><text:span text:style-name="T33"> </text:span><text:span text:style-name="T40">GZIP</text:span><text:span text:style-name="T33"> </text:span><text:span text:style-name="T40">format,</text:span><text:span text:style-name="T33"> </text:span><text:span text:style-name="T40">however,</text:span><text:span text:style-name="T33"> </text:span><text:span text:style-name="T40">sometimes</text:span><text:span text:style-name="T33"> </text:span><text:span text:style-name="T40">it</text:span><text:span text:style-name="T33"> </text:span><text:span text:style-name="T40">is</text:span><text:span text:style-name="T33"> </text:span><text:span text:style-name="T40">useful</text:span><text:span text:style-name="T33"> </text:span><text:span text:style-name="T40">*/</text:span></text:p>
      <text:p text:style-name="P48">}<text:span text:style-name="T32"> </text:span><text:span text:style-name="T36">HiddenFileInfo</text:span><text:span text:style-name="T32"> <text:s text:c="13"/></text:span>;</text:p>
      <text:p text:style-name="Text_20_body"><text:line-break/></text:p>
      <text:h text:style-name="P25" text:outline-level="1"><text:span text:style-name="T22">Qt TAR</text:span><text:span text:style-name="T23">使用範例</text:span></text:h>
      <text:p text:style-name="P22"/>
      <text:h text:style-name="P12" text:outline-level="3">目錄</text:h>
      <text:list xml:id="list8783147820916201911" text:style-name="L8">
        <text:list-item>
          <text:p text:style-name="P43"><text:span text:style-name="T29">對</text:span><text:span text:style-name="T22">Tar</text:span><text:span text:style-name="T29">檔案內容列表</text:span></text:p>
        </text:list-item>
        <text:list-item>
          <text:p text:style-name="P43"><text:span text:style-name="T29">解開</text:span><text:span text:style-name="T22">Tar</text:span><text:span text:style-name="T29">檔案</text:span></text:p>
        </text:list-item>
        <text:list-item>
          <text:p text:style-name="P33"><text:span text:style-name="T29">將指定目錄的檔案列表封裝到</text:span><text:span text:style-name="T22">Tar</text:span><text:span text:style-name="T29">檔案</text:span></text:p>
        </text:list-item>
      </text:list>
      <text:p text:style-name="P2"><text:line-break/><text:span text:style-name="T5">「</text:span><text:span text:style-name="T1">QtTAR/examples/tartool</text:span><text:span text:style-name="T5">」目錄當中有使用範例程式。一般而言，您必須自行繼承</text:span><text:span text:style-name="T1">QtTarBall</text:span><text:span text:style-name="T5">來處理</text:span><text:span text:style-name="T1">TAR</text:span><text:span text:style-name="T5">檔案。如果 您有使用壓縮格式，您應該使用</text:span><text:span text:style-name="T1">QFile</text:span><text:span text:style-name="T5">當中的</text:span><text:span text:style-name="T1">DecoderFn</text:span><text:span text:style-name="T5">及</text:span><text:span text:style-name="T1">EncoderFn</text:span><text:span text:style-name="T5">來處理壓縮格式。如果您是使用</text:span><text:span text:style-name="T1">QtArchivers</text:span><text:span text:style-name="T5">的功 能，</text:span><text:span text:style-name="T1">QtArchivers</text:span><text:span text:style-name="T5">當中使用</text:span><text:span text:style-name="T1">CIOS Data Manipulation Subsystem</text:span><text:span text:style-name="T5">的統一串流格式，您則不需要處理這類問 題。</text:span></text:p>
      <text:p text:style-name="P22"/>
      <text:h text:style-name="P10" text:outline-level="3"><text:span text:style-name="T27">對</text:span><text:span text:style-name="T20">Tar</text:span><text:span text:style-name="T27">檔案內容列表</text:span></text:h>
      <text:p text:style-name="P16"/>
      <table:table table:name="表格6" table:style-name="表格6">
        <table:table-column table:style-name="表格6.A"/>
        <table:table-row>
          <table:table-cell table:style-name="表格6.A1" office:value-type="string">
            <text:p text:style-name="P21"><text:span text:style-name="T34">void</text:span><text:span text:style-name="T32"> </text:span><text:span text:style-name="T18">ListTarBall(</text:span><text:span text:style-name="T36">QString</text:span><text:span text:style-name="T32"> </text:span><text:span text:style-name="T18">filename)</text:span></text:p>
            <text:p text:style-name="P5">{</text:p>
            <text:p text:style-name="P4"><text:span text:style-name="T32"><text:s text:c="2"/></text:span><text:span text:style-name="T36">QDir</text:span><text:span text:style-name="T32"> <text:s text:c="3"/></text:span><text:span text:style-name="T18">d</text:span><text:span text:style-name="T32"> </text:span><text:span text:style-name="T18">=</text:span><text:span text:style-name="T32"> </text:span><text:span text:style-name="T36">QDir</text:span><text:span text:style-name="T18">::current</text:span><text:span text:style-name="T32"> </text:span><text:span text:style-name="T18">(</text:span><text:span text:style-name="T32"> </text:span><text:span text:style-name="T18">)</text:span><text:span text:style-name="T32"> <text:s text:c="2"/></text:span><text:span text:style-name="T18">;</text:span></text:p>
            <text:p text:style-name="P4"><text:span text:style-name="T32"><text:s text:c="2"/></text:span><text:span text:style-name="T36">TarBALL</text:span><text:span text:style-name="T32"> </text:span><text:span text:style-name="T18">tarball</text:span><text:span text:style-name="T32"> <text:s text:c="16"/></text:span><text:span text:style-name="T18">;</text:span></text:p>
            <text:p text:style-name="P4"><text:span text:style-name="T32"><text:s text:c="2"/></text:span><text:span text:style-name="T18">tarball</text:span><text:span text:style-name="T32"> </text:span><text:span text:style-name="T18">.</text:span><text:span text:style-name="T32"> </text:span><text:span text:style-name="T19">List</text:span><text:span text:style-name="T32"> </text:span><text:span text:style-name="T18">(</text:span><text:span text:style-name="T32"> </text:span><text:span text:style-name="T18">d</text:span><text:span text:style-name="T32"> </text:span><text:span text:style-name="T18">,</text:span><text:span text:style-name="T32"> </text:span><text:span text:style-name="T18">filename</text:span><text:span text:style-name="T32"> </text:span><text:span text:style-name="T18">)</text:span><text:span text:style-name="T32"> </text:span><text:span text:style-name="T18">;</text:span></text:p>
            <text:p text:style-name="P5">}</text:p>
          </table:table-cell>
        </table:table-row>
      </table:table>
      <text:p text:style-name="P16"/>
      <text:p text:style-name="P22"/>
      <text:h text:style-name="P10" text:outline-level="3"><text:span text:style-name="T27">解開</text:span><text:span text:style-name="T20">Tar</text:span><text:span text:style-name="T27">檔案</text:span></text:h>
      <text:p text:style-name="P16"/>
      <table:table table:name="表格7" table:style-name="表格7">
        <table:table-column table:style-name="表格7.A"/>
        <text:soft-page-break/>
        <table:table-row>
          <table:table-cell table:style-name="表格7.A1" office:value-type="string">
            <text:p text:style-name="P21"><text:span text:style-name="T34">void</text:span><text:span text:style-name="T32"> </text:span><text:span text:style-name="T18">ExtractTarBall(</text:span><text:span text:style-name="T36">QString</text:span><text:span text:style-name="T32"> </text:span><text:span text:style-name="T18">filename,</text:span><text:span text:style-name="T36">QDir</text:span><text:span text:style-name="T32"> </text:span><text:span text:style-name="T18">root)</text:span></text:p>
            <text:p text:style-name="P5">{</text:p>
            <text:p text:style-name="P4"><text:span text:style-name="T32"><text:s text:c="2"/></text:span><text:span text:style-name="T36">TarBALL</text:span><text:span text:style-name="T32"> </text:span><text:span text:style-name="T18">tarball</text:span><text:span text:style-name="T32"> <text:s text:c="22"/></text:span><text:span text:style-name="T18">;</text:span></text:p>
            <text:p text:style-name="P4"><text:span text:style-name="T32"><text:s text:c="2"/></text:span><text:span text:style-name="T18">tarball</text:span><text:span text:style-name="T32"> </text:span><text:span text:style-name="T18">.</text:span><text:span text:style-name="T32"> </text:span><text:span text:style-name="T19">Extract</text:span><text:span text:style-name="T32"> </text:span><text:span text:style-name="T18">(</text:span><text:span text:style-name="T32"> </text:span><text:span text:style-name="T18">root</text:span><text:span text:style-name="T32"> </text:span><text:span text:style-name="T18">,</text:span><text:span text:style-name="T32"> </text:span><text:span text:style-name="T18">filename</text:span><text:span text:style-name="T32"> </text:span><text:span text:style-name="T18">)</text:span><text:span text:style-name="T32"> </text:span><text:span text:style-name="T18">;</text:span></text:p>
            <text:p text:style-name="P5">}</text:p>
          </table:table-cell>
        </table:table-row>
      </table:table>
      <text:p text:style-name="P16"/>
      <text:p text:style-name="P22"/>
      <text:h text:style-name="P10" text:outline-level="3"><text:span text:style-name="T27">將指定目錄的檔案列表封裝到</text:span><text:span text:style-name="T20">Tar</text:span><text:span text:style-name="T27">檔案</text:span></text:h>
      <text:p text:style-name="P16"/>
      <table:table table:name="表格8" table:style-name="表格8">
        <table:table-column table:style-name="表格8.A"/>
        <table:table-row>
          <table:table-cell table:style-name="表格8.A1" office:value-type="string">
            <text:p text:style-name="P21"><text:span text:style-name="T34">void</text:span><text:span text:style-name="T32"> </text:span><text:span text:style-name="T18">MakeTarBall(</text:span><text:span text:style-name="T36">QString</text:span><text:span text:style-name="T32"> </text:span><text:span text:style-name="T18">filename,</text:span><text:span text:style-name="T36">QDir</text:span><text:span text:style-name="T32"> </text:span><text:span text:style-name="T18">src)</text:span></text:p>
            <text:p text:style-name="P5">{</text:p>
            <text:p text:style-name="P4"><text:span text:style-name="T32"><text:s text:c="2"/></text:span><text:span text:style-name="T36">TarBALL</text:span><text:span text:style-name="T32"> </text:span><text:span text:style-name="T18">tarball</text:span><text:span text:style-name="T32"> <text:s text:c="28"/></text:span><text:span text:style-name="T18">;</text:span></text:p>
            <text:p text:style-name="P4"><text:span text:style-name="T32"><text:s text:c="2"/></text:span><text:span text:style-name="T36">QDir</text:span><text:span text:style-name="T32"> <text:s text:c="3"/></text:span><text:span text:style-name="T18">root</text:span><text:span text:style-name="T32"> </text:span><text:span text:style-name="T18">=</text:span><text:span text:style-name="T32"> </text:span><text:span text:style-name="T36">QDir</text:span><text:span text:style-name="T18">::current</text:span><text:span text:style-name="T32"> </text:span><text:span text:style-name="T18">(</text:span><text:span text:style-name="T32"> </text:span><text:span text:style-name="T18">)</text:span><text:span text:style-name="T32"> <text:s text:c="11"/></text:span><text:span text:style-name="T18">;</text:span></text:p>
            <text:p text:style-name="P4"><text:span text:style-name="T32"><text:s text:c="2"/></text:span><text:span text:style-name="T18">tarball</text:span><text:span text:style-name="T32"> </text:span><text:span text:style-name="T18">.</text:span><text:span text:style-name="T32"> </text:span><text:span text:style-name="T19">TarBall</text:span><text:span text:style-name="T32"> </text:span><text:span text:style-name="T18">(</text:span><text:span text:style-name="T32"> </text:span><text:span text:style-name="T18">filename</text:span><text:span text:style-name="T32"> </text:span><text:span text:style-name="T18">,</text:span><text:span text:style-name="T32"> </text:span><text:span text:style-name="T18">root</text:span><text:span text:style-name="T32"> </text:span><text:span text:style-name="T18">,</text:span><text:span text:style-name="T32"> </text:span><text:span text:style-name="T18">src</text:span><text:span text:style-name="T32"> </text:span><text:span text:style-name="T18">)</text:span><text:span text:style-name="T32"> </text:span><text:span text:style-name="T18">;</text:span></text:p>
            <text:p text:style-name="P5">}</text:p>
          </table:table-cell>
        </table:table-row>
      </table:table>
      <text:p text:style-name="Text_20_body"><text:line-break/></text:p>
      <text:h text:style-name="P25" text:outline-level="1"><text:span text:style-name="T22">Qt TAR</text:span><text:span text:style-name="T23">其他需要注意的事項</text:span></text:h>
      <text:p text:style-name="P22"/>
      <text:h text:style-name="P12" text:outline-level="3">目錄</text:h>
      <text:p text:style-name="Text_20_body"/>
      <text:list xml:id="list2249089921354069188" text:style-name="L9">
        <text:list-item>
          <text:p text:style-name="P34"><text:span text:style-name="T29">修改所支援的</text:span><text:span text:style-name="T22">Qt</text:span><text:span text:style-name="T29">版本</text:span></text:p>
        </text:list-item>
      </text:list>
      <text:p text:style-name="P16"/>
      <text:p text:style-name="P22"/>
      <text:h text:style-name="P10" text:outline-level="3"><text:span text:style-name="T27">修改所支援的</text:span><text:span text:style-name="T20">Qt</text:span><text:span text:style-name="T27">版本</text:span></text:h>
      <text:p text:style-name="P2"><text:span text:style-name="T5">目前的</text:span><text:span text:style-name="T1">QtTAR</text:span><text:span text:style-name="T5">支援</text:span><text:span text:style-name="T1">Qt 5.5.0</text:span><text:span text:style-name="T5">，如果您使用的</text:span><text:span text:style-name="T1">Qt</text:span><text:span text:style-name="T5">版本有所更新，您需要修改以下檔案：</text:span><text:line-break/><text:line-break/><text:span text:style-name="T1">QtTAR/.qmake.conf</text:span></text:p>
      <table:table table:name="表格9" table:style-name="表格9">
        <table:table-column table:style-name="表格9.A"/>
        <table:table-row>
          <table:table-cell table:style-name="表格9.A1" office:value-type="string">
            <text:p text:style-name="P21"><text:span text:style-name="T34">load</text:span>(qt_build_config)</text:p>
            <text:p text:style-name="P13">MODULE_VERSION<text:span text:style-name="T32"> </text:span>=<text:span text:style-name="T32"> </text:span>5.5.0</text:p>
            <text:p text:style-name="P13"><text:span text:style-name="T39">#</text:span><text:span text:style-name="T32"> </text:span><text:span text:style-name="T39">change</text:span><text:span text:style-name="T32"> </text:span><text:span text:style-name="T39">version</text:span><text:span text:style-name="T32"> </text:span><text:span text:style-name="T39">into</text:span><text:span text:style-name="T32"> </text:span><text:span text:style-name="T39">current</text:span><text:span text:style-name="T32"> </text:span><text:span text:style-name="T39">Qt</text:span><text:span text:style-name="T32"> </text:span><text:span text:style-name="T39">version</text:span><text:span text:style-name="T32"> </text:span><text:span text:style-name="T39">every</text:span><text:span text:style-name="T32"> </text:span><text:span text:style-name="T39">time</text:span><text:span text:style-name="T32"> </text:span><text:span text:style-name="T39">your</text:span><text:span text:style-name="T32"> </text:span><text:span text:style-name="T39">upgrade</text:span><text:span text:style-name="T32"> </text:span><text:span text:style-name="T39">your</text:span><text:span text:style-name="T32"> </text:span><text:span text:style-name="T39">Qt</text:span></text:p>
            <text:p text:style-name="P4">CIOS_VERSION<text:span text:style-name="T32"> </text:span>=<text:span text:style-name="T32"> </text:span>1.6.0</text:p>
          </table:table-cell>
        </table:table-row>
      </table:table>
      <text:p text:style-name="Text_20_body"/>
      <text:p text:style-name="P15"><text:span text:style-name="T26">將</text:span><text:span text:style-name="T24">MODULE_VERSION</text:span><text:span text:style-name="T26">修改成例如</text:span><text:span text:style-name="T24">5.5.1</text:span><text:span text:style-name="T26">即可。</text:span></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style:font-face style:name="Courier New" svg:font-family="'Courier New'" style:font-family-generic="modern" style:font-pitch="fixed"/>
    <style:font-face style:name="細明體" svg:font-family="細明體"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新細明體" svg:font-family="新細明體"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crosoft YaHei" style:font-size-asian="12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新細明體"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icrosoft YaHei" style:font-size-asian="14pt" style:font-weight-asian="bold" style:font-name-complex="Mangal"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icrosoft YaHei" style:font-size-asian="12pt" style:font-weight-asian="bold" style:font-name-complex="Mangal"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細明體"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rian Lin</meta:initial-creator>
    <meta:creation-date>2015-11-02T05:01:30.13</meta:creation-date>
    <dc:date>2015-11-04T13:44:21.14</dc:date>
    <dc:creator>Brian Lin</dc:creator>
    <meta:editing-duration>PT11M8S</meta:editing-duration>
    <meta:editing-cycles>25</meta:editing-cycles>
    <meta:generator>OpenOffice/4.1.1$Win32 OpenOffice.org_project/411m6$Build-9775</meta:generator>
    <meta:document-statistic meta:table-count="9" meta:image-count="0" meta:object-count="0" meta:page-count="16" meta:paragraph-count="419" meta:word-count="3195" meta:character-count="12278"/>
  </office:meta>
</office:document-meta>
</file>